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rdfa="http://docs.oasis-open.org/opendocument/meta/rdfa#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981cm"/>
    </style:style>
    <style:style style:name="ro1" style:family="table-row">
      <style:table-row-properties style:row-height="0.4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00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functions" table:style-name="ta1" table:print="false">
        <table:table-column table:style-name="co1" table:number-columns-repeated="5" table:default-cell-style-name="ce1"/>
        <table:table-column table:style-name="co2" table:default-cell-style-name="ce1"/>
        <table:table-column table:style-name="co1" table:number-columns-repeated="1018" table:default-cell-style-name="ce1"/>
        <table:table-row table:style-name="ro1" table:number-rows-repeated="7">
          <table:table-cell table:number-columns-repeated="1024"/>
        </table:table-row>
        <table:table-row table:style-name="ro1">
          <table:table-cell table:number-columns-repeated="2"/>
          <table:table-cell table:style-name="ce2" office:value-type="string">
            <text:p>Role</text:p>
          </table:table-cell>
          <table:table-cell/>
          <table:table-cell table:style-name="ce2" office:value-type="string">
            <text:p>Function or comment</text:p>
          </table:table-cell>
          <table:table-cell/>
          <table:table-cell table:style-name="ce2" office:value-type="string">
            <text:p>Grant</text:p>
          </table:table-cell>
          <table:table-cell/>
          <table:table-cell table:style-name="ce2" office:value-type="string">
            <text:p>Drop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-- Referencing functions:</text:p>
          </table:table-cell>
          <table:table-cell/>
          <table:table-cell table:style-name="Default" table:formula="of:=IF(OR(LEFT([.E10];3)=&quot;-- &quot;;[.E10]=&quot;&quot;);IF([.E10]=&quot;&quot;;&quot;&quot;;[.E10]);&quot;GRANT EXECUTE ON FUNCTION &quot; &amp; [.E10] &amp; &quot; &quot; &amp; IF([.C10]=&quot;admin&quot;;&quot; TO user_db&lt;&lt;$db_name$&gt;&gt;_app&lt;&lt;$app_name$&gt;&gt;_data_admin;&quot;;IF([.C10]=&quot;read&quot;;&quot;TO user_db&lt;&lt;$db_name$&gt;&gt;_app&lt;&lt;$app_name$&gt;&gt;_data_admin, user_db&lt;&lt;$db_name$&gt;&gt;_app&lt;&lt;$app_name$&gt;&gt;_data_reader;&quot;;IF([.C10]=&quot;public&quot;;&quot;TO PUBLIC;&quot;;&quot;error;&quot;))))" office:value-type="string" office:string-value="-- Referencing functions:">
            <text:p>-- Referencing functions:</text:p>
          </table:table-cell>
          <table:table-cell/>
          <table:table-cell table:style-name="Default" table:formula="of:=IF(OR(LEFT([.E10];3)=&quot;-- &quot;;[.E10]=&quot;&quot;);IF([.E10]=&quot;&quot;;&quot;&quot;;[.E10]);&quot;DROP FUNCTION IF EXISTS &quot; &amp; [.E10] &amp; &quot;;&quot;)" office:value-type="string" office:string-value="-- Referencing functions:">
            <text:p>-- Referencing functions: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/>
          <table:table-cell/>
          <table:table-cell table:style-name="Default" table:formula="of:=IF(OR(LEFT([.E11];3)=&quot;-- &quot;;[.E11]=&quot;&quot;);IF([.E11]=&quot;&quot;;&quot;&quot;;[.E11]);&quot;GRANT EXECUTE ON FUNCTION &quot; &amp; [.E11] &amp; &quot; &quot; &amp; IF([.C11]=&quot;admin&quot;;&quot; TO user_db&lt;&lt;$db_name$&gt;&gt;_app&lt;&lt;$app_name$&gt;&gt;_data_admin;&quot;;IF([.C11]=&quot;read&quot;;&quot;TO user_db&lt;&lt;$db_name$&gt;&gt;_app&lt;&lt;$app_name$&gt;&gt;_data_admin, user_db&lt;&lt;$db_name$&gt;&gt;_app&lt;&lt;$app_name$&gt;&gt;_data_reader;&quot;;IF([.C11]=&quot;public&quot;;&quot;TO PUBLIC;&quot;;&quot;error;&quot;))))">
            <text:p/>
          </table:table-cell>
          <table:table-cell/>
          <table:table-cell table:style-name="Default" table:formula="of:=IF(OR(LEFT([.E11];3)=&quot;-- &quot;;[.E11]=&quot;&quot;);IF([.E11]=&quot;&quot;;&quot;&quot;;[.E11]);&quot;DROP FUNCTION IF EXISTS &quot; &amp; [.E11] &amp; &quot;;&quot;)">
            <text:p/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make_codekey(par_code_id integer, par_code_text varchar)</text:p>
          </table:table-cell>
          <table:table-cell/>
          <table:table-cell table:style-name="Default" table:formula="of:=IF(OR(LEFT([.E12];3)=&quot;-- &quot;;[.E12]=&quot;&quot;);IF([.E12]=&quot;&quot;;&quot;&quot;;[.E12]);&quot;GRANT EXECUTE ON FUNCTION &quot; &amp; [.E12] &amp; &quot; &quot; &amp; IF([.C12]=&quot;admin&quot;;&quot; TO user_db&lt;&lt;$db_name$&gt;&gt;_app&lt;&lt;$app_name$&gt;&gt;_data_admin;&quot;;IF([.C12]=&quot;read&quot;;&quot;TO user_db&lt;&lt;$db_name$&gt;&gt;_app&lt;&lt;$app_name$&gt;&gt;_data_admin, user_db&lt;&lt;$db_name$&gt;&gt;_app&lt;&lt;$app_name$&gt;&gt;_data_reader;&quot;;IF([.C12]=&quot;public&quot;;&quot;TO PUBLIC;&quot;;&quot;error;&quot;))))" office:value-type="string" office:string-value="GRANT EXECUTE ON FUNCTION make_codekey(par_code_id integer, par_code_text varchar) TO user_db&lt;&lt;$db_name$&gt;&gt;_app&lt;&lt;$app_name$&gt;&gt;_data_admin, user_db&lt;&lt;$db_name$&gt;&gt;_app&lt;&lt;$app_name$&gt;&gt;_data_reader;">
            <text:p>GRANT EXECUTE ON FUNCTION make_codekey(par_code_id integer, par_code_text varchar) TO user_db&lt;&lt;$db_name$&gt;&gt;_app&lt;&lt;$app_name$&gt;&gt;_data_admin, user_db&lt;&lt;$db_name$&gt;&gt;_app&lt;&lt;$app_name$&gt;&gt;_data_reader;</text:p>
          </table:table-cell>
          <table:table-cell/>
          <table:table-cell table:style-name="Default" table:formula="of:=IF(OR(LEFT([.E12];3)=&quot;-- &quot;;[.E12]=&quot;&quot;);IF([.E12]=&quot;&quot;;&quot;&quot;;[.E12]);&quot;DROP FUNCTION IF EXISTS &quot; &amp; [.E12] &amp; &quot;;&quot;)" office:value-type="string" office:string-value="DROP FUNCTION IF EXISTS make_codekey(par_code_id integer, par_code_text varchar);">
            <text:p>DROP FUNCTION IF EXISTS make_codekey(par_code_id integer, par_code_text varchar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make_codekey_null()</text:p>
          </table:table-cell>
          <table:table-cell/>
          <table:table-cell table:style-name="Default" table:formula="of:=IF(OR(LEFT([.E13];3)=&quot;-- &quot;;[.E13]=&quot;&quot;);IF([.E13]=&quot;&quot;;&quot;&quot;;[.E13]);&quot;GRANT EXECUTE ON FUNCTION &quot; &amp; [.E13] &amp; &quot; &quot; &amp; IF([.C13]=&quot;admin&quot;;&quot; TO user_db&lt;&lt;$db_name$&gt;&gt;_app&lt;&lt;$app_name$&gt;&gt;_data_admin;&quot;;IF([.C13]=&quot;read&quot;;&quot;TO user_db&lt;&lt;$db_name$&gt;&gt;_app&lt;&lt;$app_name$&gt;&gt;_data_admin, user_db&lt;&lt;$db_name$&gt;&gt;_app&lt;&lt;$app_name$&gt;&gt;_data_reader;&quot;;IF([.C13]=&quot;public&quot;;&quot;TO PUBLIC;&quot;;&quot;error;&quot;))))" office:value-type="string" office:string-value="GRANT EXECUTE ON FUNCTION make_codekey_null() TO user_db&lt;&lt;$db_name$&gt;&gt;_app&lt;&lt;$app_name$&gt;&gt;_data_admin, user_db&lt;&lt;$db_name$&gt;&gt;_app&lt;&lt;$app_name$&gt;&gt;_data_reader;">
            <text:p>GRANT EXECUTE ON FUNCTION make_codekey_null() TO user_db&lt;&lt;$db_name$&gt;&gt;_app&lt;&lt;$app_name$&gt;&gt;_data_admin, user_db&lt;&lt;$db_name$&gt;&gt;_app&lt;&lt;$app_name$&gt;&gt;_data_reader;</text:p>
          </table:table-cell>
          <table:table-cell/>
          <table:table-cell table:style-name="Default" table:formula="of:=IF(OR(LEFT([.E13];3)=&quot;-- &quot;;[.E13]=&quot;&quot;);IF([.E13]=&quot;&quot;;&quot;&quot;;[.E13]);&quot;DROP FUNCTION IF EXISTS &quot; &amp; [.E13] &amp; &quot;;&quot;)" office:value-type="string" office:string-value="DROP FUNCTION IF EXISTS make_codekey_null();">
            <text:p>DROP FUNCTION IF EXISTS make_codekey_null(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make_codekey_byid(par_code_id integer)</text:p>
          </table:table-cell>
          <table:table-cell/>
          <table:table-cell table:style-name="Default" table:formula="of:=IF(OR(LEFT([.E14];3)=&quot;-- &quot;;[.E14]=&quot;&quot;);IF([.E14]=&quot;&quot;;&quot;&quot;;[.E14]);&quot;GRANT EXECUTE ON FUNCTION &quot; &amp; [.E14] &amp; &quot; &quot; &amp; IF([.C14]=&quot;admin&quot;;&quot; TO user_db&lt;&lt;$db_name$&gt;&gt;_app&lt;&lt;$app_name$&gt;&gt;_data_admin;&quot;;IF([.C14]=&quot;read&quot;;&quot;TO user_db&lt;&lt;$db_name$&gt;&gt;_app&lt;&lt;$app_name$&gt;&gt;_data_admin, user_db&lt;&lt;$db_name$&gt;&gt;_app&lt;&lt;$app_name$&gt;&gt;_data_reader;&quot;;IF([.C14]=&quot;public&quot;;&quot;TO PUBLIC;&quot;;&quot;error;&quot;))))" office:value-type="string" office:string-value="GRANT EXECUTE ON FUNCTION make_codekey_byid(par_code_id integer) TO user_db&lt;&lt;$db_name$&gt;&gt;_app&lt;&lt;$app_name$&gt;&gt;_data_admin, user_db&lt;&lt;$db_name$&gt;&gt;_app&lt;&lt;$app_name$&gt;&gt;_data_reader;">
            <text:p>GRANT EXECUTE ON FUNCTION make_codekey_byid(par_code_id integer) TO user_db&lt;&lt;$db_name$&gt;&gt;_app&lt;&lt;$app_name$&gt;&gt;_data_admin, user_db&lt;&lt;$db_name$&gt;&gt;_app&lt;&lt;$app_name$&gt;&gt;_data_reader;</text:p>
          </table:table-cell>
          <table:table-cell/>
          <table:table-cell table:style-name="Default" table:formula="of:=IF(OR(LEFT([.E14];3)=&quot;-- &quot;;[.E14]=&quot;&quot;);IF([.E14]=&quot;&quot;;&quot;&quot;;[.E14]);&quot;DROP FUNCTION IF EXISTS &quot; &amp; [.E14] &amp; &quot;;&quot;)" office:value-type="string" office:string-value="DROP FUNCTION IF EXISTS make_codekey_byid(par_code_id integer);">
            <text:p>DROP FUNCTION IF EXISTS make_codekey_byid(par_code_id integer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make_codekey_bystr(par_code_text varchar)</text:p>
          </table:table-cell>
          <table:table-cell/>
          <table:table-cell table:style-name="Default" table:formula="of:=IF(OR(LEFT([.E15];3)=&quot;-- &quot;;[.E15]=&quot;&quot;);IF([.E15]=&quot;&quot;;&quot;&quot;;[.E15]);&quot;GRANT EXECUTE ON FUNCTION &quot; &amp; [.E15] &amp; &quot; &quot; &amp; IF([.C15]=&quot;admin&quot;;&quot; TO user_db&lt;&lt;$db_name$&gt;&gt;_app&lt;&lt;$app_name$&gt;&gt;_data_admin;&quot;;IF([.C15]=&quot;read&quot;;&quot;TO user_db&lt;&lt;$db_name$&gt;&gt;_app&lt;&lt;$app_name$&gt;&gt;_data_admin, user_db&lt;&lt;$db_name$&gt;&gt;_app&lt;&lt;$app_name$&gt;&gt;_data_reader;&quot;;IF([.C15]=&quot;public&quot;;&quot;TO PUBLIC;&quot;;&quot;error;&quot;))))" office:value-type="string" office:string-value="GRANT EXECUTE ON FUNCTION make_codekey_bystr(par_code_text varchar) TO user_db&lt;&lt;$db_name$&gt;&gt;_app&lt;&lt;$app_name$&gt;&gt;_data_admin, user_db&lt;&lt;$db_name$&gt;&gt;_app&lt;&lt;$app_name$&gt;&gt;_data_reader;">
            <text:p>GRANT EXECUTE ON FUNCTION make_codekey_bystr(par_code_text varchar) TO user_db&lt;&lt;$db_name$&gt;&gt;_app&lt;&lt;$app_name$&gt;&gt;_data_admin, user_db&lt;&lt;$db_name$&gt;&gt;_app&lt;&lt;$app_name$&gt;&gt;_data_reader;</text:p>
          </table:table-cell>
          <table:table-cell/>
          <table:table-cell table:style-name="Default" table:formula="of:=IF(OR(LEFT([.E15];3)=&quot;-- &quot;;[.E15]=&quot;&quot;);IF([.E15]=&quot;&quot;;&quot;&quot;;[.E15]);&quot;DROP FUNCTION IF EXISTS &quot; &amp; [.E15] &amp; &quot;;&quot;)" office:value-type="string" office:string-value="DROP FUNCTION IF EXISTS make_codekey_bystr(par_code_text varchar);">
            <text:p>DROP FUNCTION IF EXISTS make_codekey_bystr(par_code_text varchar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make_acodekey(par_cf_key t_code_key, par_c_key t_code_key)</text:p>
          </table:table-cell>
          <table:table-cell/>
          <table:table-cell table:style-name="Default" table:formula="of:=IF(OR(LEFT([.E16];3)=&quot;-- &quot;;[.E16]=&quot;&quot;);IF([.E16]=&quot;&quot;;&quot;&quot;;[.E16]);&quot;GRANT EXECUTE ON FUNCTION &quot; &amp; [.E16] &amp; &quot; &quot; &amp; IF([.C16]=&quot;admin&quot;;&quot; TO user_db&lt;&lt;$db_name$&gt;&gt;_app&lt;&lt;$app_name$&gt;&gt;_data_admin;&quot;;IF([.C16]=&quot;read&quot;;&quot;TO user_db&lt;&lt;$db_name$&gt;&gt;_app&lt;&lt;$app_name$&gt;&gt;_data_admin, user_db&lt;&lt;$db_name$&gt;&gt;_app&lt;&lt;$app_name$&gt;&gt;_data_reader;&quot;;IF([.C16]=&quot;public&quot;;&quot;TO PUBLIC;&quot;;&quot;error;&quot;))))" office:value-type="string" office:string-value="GRANT EXECUTE ON FUNCTION make_acodekey(par_cf_key t_code_key, par_c_key t_code_key) TO user_db&lt;&lt;$db_name$&gt;&gt;_app&lt;&lt;$app_name$&gt;&gt;_data_admin, user_db&lt;&lt;$db_name$&gt;&gt;_app&lt;&lt;$app_name$&gt;&gt;_data_reader;">
            <text:p>GRANT EXECUTE ON FUNCTION make_acodekey(par_cf_key t_code_key, par_c_key t_code_key) TO user_db&lt;&lt;$db_name$&gt;&gt;_app&lt;&lt;$app_name$&gt;&gt;_data_admin, user_db&lt;&lt;$db_name$&gt;&gt;_app&lt;&lt;$app_name$&gt;&gt;_data_reader;</text:p>
          </table:table-cell>
          <table:table-cell/>
          <table:table-cell table:style-name="Default" table:formula="of:=IF(OR(LEFT([.E16];3)=&quot;-- &quot;;[.E16]=&quot;&quot;);IF([.E16]=&quot;&quot;;&quot;&quot;;[.E16]);&quot;DROP FUNCTION IF EXISTS &quot; &amp; [.E16] &amp; &quot;;&quot;)" office:value-type="string" office:string-value="DROP FUNCTION IF EXISTS make_acodekey(par_cf_key t_code_key, par_c_key t_code_key);">
            <text:p>DROP FUNCTION IF EXISTS make_acodekey(par_cf_key t_code_key, par_c_key t_code_key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make_acodekey_null()</text:p>
          </table:table-cell>
          <table:table-cell/>
          <table:table-cell table:style-name="Default" table:formula="of:=IF(OR(LEFT([.E17];3)=&quot;-- &quot;;[.E17]=&quot;&quot;);IF([.E17]=&quot;&quot;;&quot;&quot;;[.E17]);&quot;GRANT EXECUTE ON FUNCTION &quot; &amp; [.E17] &amp; &quot; &quot; &amp; IF([.C17]=&quot;admin&quot;;&quot; TO user_db&lt;&lt;$db_name$&gt;&gt;_app&lt;&lt;$app_name$&gt;&gt;_data_admin;&quot;;IF([.C17]=&quot;read&quot;;&quot;TO user_db&lt;&lt;$db_name$&gt;&gt;_app&lt;&lt;$app_name$&gt;&gt;_data_admin, user_db&lt;&lt;$db_name$&gt;&gt;_app&lt;&lt;$app_name$&gt;&gt;_data_reader;&quot;;IF([.C17]=&quot;public&quot;;&quot;TO PUBLIC;&quot;;&quot;error;&quot;))))" office:value-type="string" office:string-value="GRANT EXECUTE ON FUNCTION make_acodekey_null() TO user_db&lt;&lt;$db_name$&gt;&gt;_app&lt;&lt;$app_name$&gt;&gt;_data_admin, user_db&lt;&lt;$db_name$&gt;&gt;_app&lt;&lt;$app_name$&gt;&gt;_data_reader;">
            <text:p>GRANT EXECUTE ON FUNCTION make_acodekey_null() TO user_db&lt;&lt;$db_name$&gt;&gt;_app&lt;&lt;$app_name$&gt;&gt;_data_admin, user_db&lt;&lt;$db_name$&gt;&gt;_app&lt;&lt;$app_name$&gt;&gt;_data_reader;</text:p>
          </table:table-cell>
          <table:table-cell/>
          <table:table-cell table:style-name="Default" table:formula="of:=IF(OR(LEFT([.E17];3)=&quot;-- &quot;;[.E17]=&quot;&quot;);IF([.E17]=&quot;&quot;;&quot;&quot;;[.E17]);&quot;DROP FUNCTION IF EXISTS &quot; &amp; [.E17] &amp; &quot;;&quot;)" office:value-type="string" office:string-value="DROP FUNCTION IF EXISTS make_acodekey_null();">
            <text:p>DROP FUNCTION IF EXISTS make_acodekey_null(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make_codekeyl(par_key_lng t_code_key, par_code_key t_code_key)</text:p>
          </table:table-cell>
          <table:table-cell/>
          <table:table-cell table:style-name="Default" table:formula="of:=IF(OR(LEFT([.E18];3)=&quot;-- &quot;;[.E18]=&quot;&quot;);IF([.E18]=&quot;&quot;;&quot;&quot;;[.E18]);&quot;GRANT EXECUTE ON FUNCTION &quot; &amp; [.E18] &amp; &quot; &quot; &amp; IF([.C18]=&quot;admin&quot;;&quot; TO user_db&lt;&lt;$db_name$&gt;&gt;_app&lt;&lt;$app_name$&gt;&gt;_data_admin;&quot;;IF([.C18]=&quot;read&quot;;&quot;TO user_db&lt;&lt;$db_name$&gt;&gt;_app&lt;&lt;$app_name$&gt;&gt;_data_admin, user_db&lt;&lt;$db_name$&gt;&gt;_app&lt;&lt;$app_name$&gt;&gt;_data_reader;&quot;;IF([.C18]=&quot;public&quot;;&quot;TO PUBLIC;&quot;;&quot;error;&quot;))))" office:value-type="string" office:string-value="GRANT EXECUTE ON FUNCTION make_codekeyl(par_key_lng t_code_key, par_code_key t_code_key) TO user_db&lt;&lt;$db_name$&gt;&gt;_app&lt;&lt;$app_name$&gt;&gt;_data_admin, user_db&lt;&lt;$db_name$&gt;&gt;_app&lt;&lt;$app_name$&gt;&gt;_data_reader;">
            <text:p>GRANT EXECUTE ON FUNCTION make_codekeyl(par_key_lng t_code_key, par_code_key t_code_key) TO user_db&lt;&lt;$db_name$&gt;&gt;_app&lt;&lt;$app_name$&gt;&gt;_data_admin, user_db&lt;&lt;$db_name$&gt;&gt;_app&lt;&lt;$app_name$&gt;&gt;_data_reader;</text:p>
          </table:table-cell>
          <table:table-cell/>
          <table:table-cell table:style-name="Default" table:formula="of:=IF(OR(LEFT([.E18];3)=&quot;-- &quot;;[.E18]=&quot;&quot;);IF([.E18]=&quot;&quot;;&quot;&quot;;[.E18]);&quot;DROP FUNCTION IF EXISTS &quot; &amp; [.E18] &amp; &quot;;&quot;)" office:value-type="string" office:string-value="DROP FUNCTION IF EXISTS make_codekeyl(par_key_lng t_code_key, par_code_key t_code_key);">
            <text:p>DROP FUNCTION IF EXISTS make_codekeyl(par_key_lng t_code_key, par_code_key t_code_key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make_codekeyl_null()</text:p>
          </table:table-cell>
          <table:table-cell/>
          <table:table-cell table:style-name="Default" table:formula="of:=IF(OR(LEFT([.E19];3)=&quot;-- &quot;;[.E19]=&quot;&quot;);IF([.E19]=&quot;&quot;;&quot;&quot;;[.E19]);&quot;GRANT EXECUTE ON FUNCTION &quot; &amp; [.E19] &amp; &quot; &quot; &amp; IF([.C19]=&quot;admin&quot;;&quot; TO user_db&lt;&lt;$db_name$&gt;&gt;_app&lt;&lt;$app_name$&gt;&gt;_data_admin;&quot;;IF([.C19]=&quot;read&quot;;&quot;TO user_db&lt;&lt;$db_name$&gt;&gt;_app&lt;&lt;$app_name$&gt;&gt;_data_admin, user_db&lt;&lt;$db_name$&gt;&gt;_app&lt;&lt;$app_name$&gt;&gt;_data_reader;&quot;;IF([.C19]=&quot;public&quot;;&quot;TO PUBLIC;&quot;;&quot;error;&quot;))))" office:value-type="string" office:string-value="GRANT EXECUTE ON FUNCTION make_codekeyl_null() TO user_db&lt;&lt;$db_name$&gt;&gt;_app&lt;&lt;$app_name$&gt;&gt;_data_admin, user_db&lt;&lt;$db_name$&gt;&gt;_app&lt;&lt;$app_name$&gt;&gt;_data_reader;">
            <text:p>GRANT EXECUTE ON FUNCTION make_codekeyl_null() TO user_db&lt;&lt;$db_name$&gt;&gt;_app&lt;&lt;$app_name$&gt;&gt;_data_admin, user_db&lt;&lt;$db_name$&gt;&gt;_app&lt;&lt;$app_name$&gt;&gt;_data_reader;</text:p>
          </table:table-cell>
          <table:table-cell/>
          <table:table-cell table:style-name="Default" table:formula="of:=IF(OR(LEFT([.E19];3)=&quot;-- &quot;;[.E19]=&quot;&quot;);IF([.E19]=&quot;&quot;;&quot;&quot;;[.E19]);&quot;DROP FUNCTION IF EXISTS &quot; &amp; [.E19] &amp; &quot;;&quot;)" office:value-type="string" office:string-value="DROP FUNCTION IF EXISTS make_codekeyl_null();">
            <text:p>DROP FUNCTION IF EXISTS make_codekeyl_null(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make_codekeyl_byid(par_code_id integer)</text:p>
          </table:table-cell>
          <table:table-cell/>
          <table:table-cell table:style-name="Default" table:formula="of:=IF(OR(LEFT([.E20];3)=&quot;-- &quot;;[.E20]=&quot;&quot;);IF([.E20]=&quot;&quot;;&quot;&quot;;[.E20]);&quot;GRANT EXECUTE ON FUNCTION &quot; &amp; [.E20] &amp; &quot; &quot; &amp; IF([.C20]=&quot;admin&quot;;&quot; TO user_db&lt;&lt;$db_name$&gt;&gt;_app&lt;&lt;$app_name$&gt;&gt;_data_admin;&quot;;IF([.C20]=&quot;read&quot;;&quot;TO user_db&lt;&lt;$db_name$&gt;&gt;_app&lt;&lt;$app_name$&gt;&gt;_data_admin, user_db&lt;&lt;$db_name$&gt;&gt;_app&lt;&lt;$app_name$&gt;&gt;_data_reader;&quot;;IF([.C20]=&quot;public&quot;;&quot;TO PUBLIC;&quot;;&quot;error;&quot;))))" office:value-type="string" office:string-value="GRANT EXECUTE ON FUNCTION make_codekeyl_byid(par_code_id integer) TO user_db&lt;&lt;$db_name$&gt;&gt;_app&lt;&lt;$app_name$&gt;&gt;_data_admin, user_db&lt;&lt;$db_name$&gt;&gt;_app&lt;&lt;$app_name$&gt;&gt;_data_reader;">
            <text:p>GRANT EXECUTE ON FUNCTION make_codekeyl_byid(par_code_id integer) TO user_db&lt;&lt;$db_name$&gt;&gt;_app&lt;&lt;$app_name$&gt;&gt;_data_admin, user_db&lt;&lt;$db_name$&gt;&gt;_app&lt;&lt;$app_name$&gt;&gt;_data_reader;</text:p>
          </table:table-cell>
          <table:table-cell/>
          <table:table-cell table:style-name="Default" table:formula="of:=IF(OR(LEFT([.E20];3)=&quot;-- &quot;;[.E20]=&quot;&quot;);IF([.E20]=&quot;&quot;;&quot;&quot;;[.E20]);&quot;DROP FUNCTION IF EXISTS &quot; &amp; [.E20] &amp; &quot;;&quot;)" office:value-type="string" office:string-value="DROP FUNCTION IF EXISTS make_codekeyl_byid(par_code_id integer);">
            <text:p>DROP FUNCTION IF EXISTS make_codekeyl_byid(par_code_id integer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make_codekeyl_bystr(par_code_text varchar)</text:p>
          </table:table-cell>
          <table:table-cell/>
          <table:table-cell table:style-name="Default" table:formula="of:=IF(OR(LEFT([.E21];3)=&quot;-- &quot;;[.E21]=&quot;&quot;);IF([.E21]=&quot;&quot;;&quot;&quot;;[.E21]);&quot;GRANT EXECUTE ON FUNCTION &quot; &amp; [.E21] &amp; &quot; &quot; &amp; IF([.C21]=&quot;admin&quot;;&quot; TO user_db&lt;&lt;$db_name$&gt;&gt;_app&lt;&lt;$app_name$&gt;&gt;_data_admin;&quot;;IF([.C21]=&quot;read&quot;;&quot;TO user_db&lt;&lt;$db_name$&gt;&gt;_app&lt;&lt;$app_name$&gt;&gt;_data_admin, user_db&lt;&lt;$db_name$&gt;&gt;_app&lt;&lt;$app_name$&gt;&gt;_data_reader;&quot;;IF([.C21]=&quot;public&quot;;&quot;TO PUBLIC;&quot;;&quot;error;&quot;))))" office:value-type="string" office:string-value="GRANT EXECUTE ON FUNCTION make_codekeyl_bystr(par_code_text varchar) TO user_db&lt;&lt;$db_name$&gt;&gt;_app&lt;&lt;$app_name$&gt;&gt;_data_admin, user_db&lt;&lt;$db_name$&gt;&gt;_app&lt;&lt;$app_name$&gt;&gt;_data_reader;">
            <text:p>GRANT EXECUTE ON FUNCTION make_codekeyl_bystr(par_code_text varchar) TO user_db&lt;&lt;$db_name$&gt;&gt;_app&lt;&lt;$app_name$&gt;&gt;_data_admin, user_db&lt;&lt;$db_name$&gt;&gt;_app&lt;&lt;$app_name$&gt;&gt;_data_reader;</text:p>
          </table:table-cell>
          <table:table-cell/>
          <table:table-cell table:style-name="Default" table:formula="of:=IF(OR(LEFT([.E21];3)=&quot;-- &quot;;[.E21]=&quot;&quot;);IF([.E21]=&quot;&quot;;&quot;&quot;;[.E21]);&quot;DROP FUNCTION IF EXISTS &quot; &amp; [.E21] &amp; &quot;;&quot;)" office:value-type="string" office:string-value="DROP FUNCTION IF EXISTS make_codekeyl_bystr(par_code_text varchar);">
            <text:p>DROP FUNCTION IF EXISTS make_codekeyl_bystr(par_code_text varchar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make_codekeyl_bystrl(par_lng_key t_code_key, par_code_text varchar)</text:p>
          </table:table-cell>
          <table:table-cell/>
          <table:table-cell table:style-name="Default" table:formula="of:=IF(OR(LEFT([.E22];3)=&quot;-- &quot;;[.E22]=&quot;&quot;);IF([.E22]=&quot;&quot;;&quot;&quot;;[.E22]);&quot;GRANT EXECUTE ON FUNCTION &quot; &amp; [.E22] &amp; &quot; &quot; &amp; IF([.C22]=&quot;admin&quot;;&quot; TO user_db&lt;&lt;$db_name$&gt;&gt;_app&lt;&lt;$app_name$&gt;&gt;_data_admin;&quot;;IF([.C22]=&quot;read&quot;;&quot;TO user_db&lt;&lt;$db_name$&gt;&gt;_app&lt;&lt;$app_name$&gt;&gt;_data_admin, user_db&lt;&lt;$db_name$&gt;&gt;_app&lt;&lt;$app_name$&gt;&gt;_data_reader;&quot;;IF([.C22]=&quot;public&quot;;&quot;TO PUBLIC;&quot;;&quot;error;&quot;))))" office:value-type="string" office:string-value="GRANT EXECUTE ON FUNCTION make_codekeyl_bystrl(par_lng_key t_code_key, par_code_text varchar) TO user_db&lt;&lt;$db_name$&gt;&gt;_app&lt;&lt;$app_name$&gt;&gt;_data_admin, user_db&lt;&lt;$db_name$&gt;&gt;_app&lt;&lt;$app_name$&gt;&gt;_data_reader;">
            <text:p>GRANT EXECUTE ON FUNCTION make_codekeyl_bystrl(par_lng_key t_code_key, par_code_text varchar) TO user_db&lt;&lt;$db_name$&gt;&gt;_app&lt;&lt;$app_name$&gt;&gt;_data_admin, user_db&lt;&lt;$db_name$&gt;&gt;_app&lt;&lt;$app_name$&gt;&gt;_data_reader;</text:p>
          </table:table-cell>
          <table:table-cell/>
          <table:table-cell table:style-name="Default" table:formula="of:=IF(OR(LEFT([.E22];3)=&quot;-- &quot;;[.E22]=&quot;&quot;);IF([.E22]=&quot;&quot;;&quot;&quot;;[.E22]);&quot;DROP FUNCTION IF EXISTS &quot; &amp; [.E22] &amp; &quot;;&quot;)" office:value-type="string" office:string-value="DROP FUNCTION IF EXISTS make_codekeyl_bystrl(par_lng_key t_code_key, par_code_text varchar);">
            <text:p>DROP FUNCTION IF EXISTS make_codekeyl_bystrl(par_lng_key t_code_key, par_code_text varchar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make_acodekeyl(par_key_lng t_code_key, par_cf_key t_code_key, par_c_key t_code_key)</text:p>
          </table:table-cell>
          <table:table-cell/>
          <table:table-cell table:style-name="Default" table:formula="of:=IF(OR(LEFT([.E23];3)=&quot;-- &quot;;[.E23]=&quot;&quot;);IF([.E23]=&quot;&quot;;&quot;&quot;;[.E23]);&quot;GRANT EXECUTE ON FUNCTION &quot; &amp; [.E23] &amp; &quot; &quot; &amp; IF([.C23]=&quot;admin&quot;;&quot; TO user_db&lt;&lt;$db_name$&gt;&gt;_app&lt;&lt;$app_name$&gt;&gt;_data_admin;&quot;;IF([.C23]=&quot;read&quot;;&quot;TO user_db&lt;&lt;$db_name$&gt;&gt;_app&lt;&lt;$app_name$&gt;&gt;_data_admin, user_db&lt;&lt;$db_name$&gt;&gt;_app&lt;&lt;$app_name$&gt;&gt;_data_reader;&quot;;IF([.C23]=&quot;public&quot;;&quot;TO PUBLIC;&quot;;&quot;error;&quot;))))" office:value-type="string" office:string-value="GRANT EXECUTE ON FUNCTION make_acodekeyl(par_key_lng t_code_key, par_cf_key t_code_key, par_c_key t_code_key) TO user_db&lt;&lt;$db_name$&gt;&gt;_app&lt;&lt;$app_name$&gt;&gt;_data_admin, user_db&lt;&lt;$db_name$&gt;&gt;_app&lt;&lt;$app_name$&gt;&gt;_data_reader;">
            <text:p>GRANT EXECUTE ON FUNCTION make_acodekeyl(par_key_lng t_code_key, par_cf_key t_code_key, par_c_key t_code_key) TO user_db&lt;&lt;$db_name$&gt;&gt;_app&lt;&lt;$app_name$&gt;&gt;_data_admin, user_db&lt;&lt;$db_name$&gt;&gt;_app&lt;&lt;$app_name$&gt;&gt;_data_reader;</text:p>
          </table:table-cell>
          <table:table-cell/>
          <table:table-cell table:style-name="Default" table:formula="of:=IF(OR(LEFT([.E23];3)=&quot;-- &quot;;[.E23]=&quot;&quot;);IF([.E23]=&quot;&quot;;&quot;&quot;;[.E23]);&quot;DROP FUNCTION IF EXISTS &quot; &amp; [.E23] &amp; &quot;;&quot;)" office:value-type="string" office:string-value="DROP FUNCTION IF EXISTS make_acodekeyl(par_key_lng t_code_key, par_cf_key t_code_key, par_c_key t_code_key);">
            <text:p>DROP FUNCTION IF EXISTS make_acodekeyl(par_key_lng t_code_key, par_cf_key t_code_key, par_c_key t_code_key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make_acodekeyl_null()</text:p>
          </table:table-cell>
          <table:table-cell/>
          <table:table-cell table:style-name="Default" table:formula="of:=IF(OR(LEFT([.E24];3)=&quot;-- &quot;;[.E24]=&quot;&quot;);IF([.E24]=&quot;&quot;;&quot;&quot;;[.E24]);&quot;GRANT EXECUTE ON FUNCTION &quot; &amp; [.E24] &amp; &quot; &quot; &amp; IF([.C24]=&quot;admin&quot;;&quot; TO user_db&lt;&lt;$db_name$&gt;&gt;_app&lt;&lt;$app_name$&gt;&gt;_data_admin;&quot;;IF([.C24]=&quot;read&quot;;&quot;TO user_db&lt;&lt;$db_name$&gt;&gt;_app&lt;&lt;$app_name$&gt;&gt;_data_admin, user_db&lt;&lt;$db_name$&gt;&gt;_app&lt;&lt;$app_name$&gt;&gt;_data_reader;&quot;;IF([.C24]=&quot;public&quot;;&quot;TO PUBLIC;&quot;;&quot;error;&quot;))))" office:value-type="string" office:string-value="GRANT EXECUTE ON FUNCTION make_acodekeyl_null() TO user_db&lt;&lt;$db_name$&gt;&gt;_app&lt;&lt;$app_name$&gt;&gt;_data_admin, user_db&lt;&lt;$db_name$&gt;&gt;_app&lt;&lt;$app_name$&gt;&gt;_data_reader;">
            <text:p>GRANT EXECUTE ON FUNCTION make_acodekeyl_null() TO user_db&lt;&lt;$db_name$&gt;&gt;_app&lt;&lt;$app_name$&gt;&gt;_data_admin, user_db&lt;&lt;$db_name$&gt;&gt;_app&lt;&lt;$app_name$&gt;&gt;_data_reader;</text:p>
          </table:table-cell>
          <table:table-cell/>
          <table:table-cell table:style-name="Default" table:formula="of:=IF(OR(LEFT([.E24];3)=&quot;-- &quot;;[.E24]=&quot;&quot;);IF([.E24]=&quot;&quot;;&quot;&quot;;[.E24]);&quot;DROP FUNCTION IF EXISTS &quot; &amp; [.E24] &amp; &quot;;&quot;)" office:value-type="string" office:string-value="DROP FUNCTION IF EXISTS make_acodekeyl_null();">
            <text:p>DROP FUNCTION IF EXISTS make_acodekeyl_null(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make_acodekeyl_byid(par_code_id integer)</text:p>
          </table:table-cell>
          <table:table-cell/>
          <table:table-cell table:style-name="Default" table:formula="of:=IF(OR(LEFT([.E25];3)=&quot;-- &quot;;[.E25]=&quot;&quot;);IF([.E25]=&quot;&quot;;&quot;&quot;;[.E25]);&quot;GRANT EXECUTE ON FUNCTION &quot; &amp; [.E25] &amp; &quot; &quot; &amp; IF([.C25]=&quot;admin&quot;;&quot; TO user_db&lt;&lt;$db_name$&gt;&gt;_app&lt;&lt;$app_name$&gt;&gt;_data_admin;&quot;;IF([.C25]=&quot;read&quot;;&quot;TO user_db&lt;&lt;$db_name$&gt;&gt;_app&lt;&lt;$app_name$&gt;&gt;_data_admin, user_db&lt;&lt;$db_name$&gt;&gt;_app&lt;&lt;$app_name$&gt;&gt;_data_reader;&quot;;IF([.C25]=&quot;public&quot;;&quot;TO PUBLIC;&quot;;&quot;error;&quot;))))" office:value-type="string" office:string-value="GRANT EXECUTE ON FUNCTION make_acodekeyl_byid(par_code_id integer) TO user_db&lt;&lt;$db_name$&gt;&gt;_app&lt;&lt;$app_name$&gt;&gt;_data_admin, user_db&lt;&lt;$db_name$&gt;&gt;_app&lt;&lt;$app_name$&gt;&gt;_data_reader;">
            <text:p>GRANT EXECUTE ON FUNCTION make_acodekeyl_byid(par_code_id integer) TO user_db&lt;&lt;$db_name$&gt;&gt;_app&lt;&lt;$app_name$&gt;&gt;_data_admin, user_db&lt;&lt;$db_name$&gt;&gt;_app&lt;&lt;$app_name$&gt;&gt;_data_reader;</text:p>
          </table:table-cell>
          <table:table-cell/>
          <table:table-cell table:style-name="Default" table:formula="of:=IF(OR(LEFT([.E25];3)=&quot;-- &quot;;[.E25]=&quot;&quot;);IF([.E25]=&quot;&quot;;&quot;&quot;;[.E25]);&quot;DROP FUNCTION IF EXISTS &quot; &amp; [.E25] &amp; &quot;;&quot;)" office:value-type="string" office:string-value="DROP FUNCTION IF EXISTS make_acodekeyl_byid(par_code_id integer);">
            <text:p>DROP FUNCTION IF EXISTS make_acodekeyl_byid(par_code_id integer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make_acodekeyl_bystr1(par_code_text varchar)</text:p>
          </table:table-cell>
          <table:table-cell/>
          <table:table-cell table:style-name="Default" table:formula="of:=IF(OR(LEFT([.E26];3)=&quot;-- &quot;;[.E26]=&quot;&quot;);IF([.E26]=&quot;&quot;;&quot;&quot;;[.E26]);&quot;GRANT EXECUTE ON FUNCTION &quot; &amp; [.E26] &amp; &quot; &quot; &amp; IF([.C26]=&quot;admin&quot;;&quot; TO user_db&lt;&lt;$db_name$&gt;&gt;_app&lt;&lt;$app_name$&gt;&gt;_data_admin;&quot;;IF([.C26]=&quot;read&quot;;&quot;TO user_db&lt;&lt;$db_name$&gt;&gt;_app&lt;&lt;$app_name$&gt;&gt;_data_admin, user_db&lt;&lt;$db_name$&gt;&gt;_app&lt;&lt;$app_name$&gt;&gt;_data_reader;&quot;;IF([.C26]=&quot;public&quot;;&quot;TO PUBLIC;&quot;;&quot;error;&quot;))))" office:value-type="string" office:string-value="GRANT EXECUTE ON FUNCTION make_acodekeyl_bystr1(par_code_text varchar) TO user_db&lt;&lt;$db_name$&gt;&gt;_app&lt;&lt;$app_name$&gt;&gt;_data_admin, user_db&lt;&lt;$db_name$&gt;&gt;_app&lt;&lt;$app_name$&gt;&gt;_data_reader;">
            <text:p>GRANT EXECUTE ON FUNCTION make_acodekeyl_bystr1(par_code_text varchar) TO user_db&lt;&lt;$db_name$&gt;&gt;_app&lt;&lt;$app_name$&gt;&gt;_data_admin, user_db&lt;&lt;$db_name$&gt;&gt;_app&lt;&lt;$app_name$&gt;&gt;_data_reader;</text:p>
          </table:table-cell>
          <table:table-cell/>
          <table:table-cell table:style-name="Default" table:formula="of:=IF(OR(LEFT([.E26];3)=&quot;-- &quot;;[.E26]=&quot;&quot;);IF([.E26]=&quot;&quot;;&quot;&quot;;[.E26]);&quot;DROP FUNCTION IF EXISTS &quot; &amp; [.E26] &amp; &quot;;&quot;)" office:value-type="string" office:string-value="DROP FUNCTION IF EXISTS make_acodekeyl_bystr1(par_code_text varchar);">
            <text:p>DROP FUNCTION IF EXISTS make_acodekeyl_bystr1(par_code_text varchar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make_acodekeyl_bystr2(par_codifier_text varchar, par_code_text varchar)</text:p>
          </table:table-cell>
          <table:table-cell/>
          <table:table-cell table:style-name="Default" table:formula="of:=IF(OR(LEFT([.E27];3)=&quot;-- &quot;;[.E27]=&quot;&quot;);IF([.E27]=&quot;&quot;;&quot;&quot;;[.E27]);&quot;GRANT EXECUTE ON FUNCTION &quot; &amp; [.E27] &amp; &quot; &quot; &amp; IF([.C27]=&quot;admin&quot;;&quot; TO user_db&lt;&lt;$db_name$&gt;&gt;_app&lt;&lt;$app_name$&gt;&gt;_data_admin;&quot;;IF([.C27]=&quot;read&quot;;&quot;TO user_db&lt;&lt;$db_name$&gt;&gt;_app&lt;&lt;$app_name$&gt;&gt;_data_admin, user_db&lt;&lt;$db_name$&gt;&gt;_app&lt;&lt;$app_name$&gt;&gt;_data_reader;&quot;;IF([.C27]=&quot;public&quot;;&quot;TO PUBLIC;&quot;;&quot;error;&quot;))))" office:value-type="string" office:string-value="GRANT EXECUTE ON FUNCTION make_acodekeyl_bystr2(par_codifier_text varchar, par_code_text varchar) TO user_db&lt;&lt;$db_name$&gt;&gt;_app&lt;&lt;$app_name$&gt;&gt;_data_admin, user_db&lt;&lt;$db_name$&gt;&gt;_app&lt;&lt;$app_name$&gt;&gt;_data_reader;">
            <text:p>GRANT EXECUTE ON FUNCTION make_acodekeyl_bystr2(par_codifier_text varchar, par_code_text varchar) TO user_db&lt;&lt;$db_name$&gt;&gt;_app&lt;&lt;$app_name$&gt;&gt;_data_admin, user_db&lt;&lt;$db_name$&gt;&gt;_app&lt;&lt;$app_name$&gt;&gt;_data_reader;</text:p>
          </table:table-cell>
          <table:table-cell/>
          <table:table-cell table:style-name="Default" table:formula="of:=IF(OR(LEFT([.E27];3)=&quot;-- &quot;;[.E27]=&quot;&quot;);IF([.E27]=&quot;&quot;;&quot;&quot;;[.E27]);&quot;DROP FUNCTION IF EXISTS &quot; &amp; [.E27] &amp; &quot;;&quot;)" office:value-type="string" office:string-value="DROP FUNCTION IF EXISTS make_acodekeyl_bystr2(par_codifier_text varchar, par_code_text varchar);">
            <text:p>DROP FUNCTION IF EXISTS make_acodekeyl_bystr2(par_codifier_text varchar, par_code_text varchar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optimized_codekey_isit(par_codekey t_code_key)</text:p>
          </table:table-cell>
          <table:table-cell/>
          <table:table-cell table:style-name="Default" table:formula="of:=IF(OR(LEFT([.E28];3)=&quot;-- &quot;;[.E28]=&quot;&quot;);IF([.E28]=&quot;&quot;;&quot;&quot;;[.E28]);&quot;GRANT EXECUTE ON FUNCTION &quot; &amp; [.E28] &amp; &quot; &quot; &amp; IF([.C28]=&quot;admin&quot;;&quot; TO user_db&lt;&lt;$db_name$&gt;&gt;_app&lt;&lt;$app_name$&gt;&gt;_data_admin;&quot;;IF([.C28]=&quot;read&quot;;&quot;TO user_db&lt;&lt;$db_name$&gt;&gt;_app&lt;&lt;$app_name$&gt;&gt;_data_admin, user_db&lt;&lt;$db_name$&gt;&gt;_app&lt;&lt;$app_name$&gt;&gt;_data_reader;&quot;;IF([.C28]=&quot;public&quot;;&quot;TO PUBLIC;&quot;;&quot;error;&quot;))))" office:value-type="string" office:string-value="GRANT EXECUTE ON FUNCTION optimized_codekey_isit(par_codekey t_code_key) TO user_db&lt;&lt;$db_name$&gt;&gt;_app&lt;&lt;$app_name$&gt;&gt;_data_admin, user_db&lt;&lt;$db_name$&gt;&gt;_app&lt;&lt;$app_name$&gt;&gt;_data_reader;">
            <text:p>GRANT EXECUTE ON FUNCTION optimized_codekey_isit(par_codekey t_code_key) TO user_db&lt;&lt;$db_name$&gt;&gt;_app&lt;&lt;$app_name$&gt;&gt;_data_admin, user_db&lt;&lt;$db_name$&gt;&gt;_app&lt;&lt;$app_name$&gt;&gt;_data_reader;</text:p>
          </table:table-cell>
          <table:table-cell/>
          <table:table-cell table:style-name="Default" table:formula="of:=IF(OR(LEFT([.E28];3)=&quot;-- &quot;;[.E28]=&quot;&quot;);IF([.E28]=&quot;&quot;;&quot;&quot;;[.E28]);&quot;DROP FUNCTION IF EXISTS &quot; &amp; [.E28] &amp; &quot;;&quot;)" office:value-type="string" office:string-value="DROP FUNCTION IF EXISTS optimized_codekey_isit(par_codekey t_code_key);">
            <text:p>DROP FUNCTION IF EXISTS optimized_codekey_isit(par_codekey t_code_key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optimized_acodekey_isit(par_acodekey t_addressed_code_key, par_opt_mask integer)</text:p>
          </table:table-cell>
          <table:table-cell/>
          <table:table-cell table:style-name="Default" table:formula="of:=IF(OR(LEFT([.E29];3)=&quot;-- &quot;;[.E29]=&quot;&quot;);IF([.E29]=&quot;&quot;;&quot;&quot;;[.E29]);&quot;GRANT EXECUTE ON FUNCTION &quot; &amp; [.E29] &amp; &quot; &quot; &amp; IF([.C29]=&quot;admin&quot;;&quot; TO user_db&lt;&lt;$db_name$&gt;&gt;_app&lt;&lt;$app_name$&gt;&gt;_data_admin;&quot;;IF([.C29]=&quot;read&quot;;&quot;TO user_db&lt;&lt;$db_name$&gt;&gt;_app&lt;&lt;$app_name$&gt;&gt;_data_admin, user_db&lt;&lt;$db_name$&gt;&gt;_app&lt;&lt;$app_name$&gt;&gt;_data_reader;&quot;;IF([.C29]=&quot;public&quot;;&quot;TO PUBLIC;&quot;;&quot;error;&quot;))))" office:value-type="string" office:string-value="GRANT EXECUTE ON FUNCTION optimized_acodekey_isit(par_acodekey t_addressed_code_key, par_opt_mask integer) TO user_db&lt;&lt;$db_name$&gt;&gt;_app&lt;&lt;$app_name$&gt;&gt;_data_admin, user_db&lt;&lt;$db_name$&gt;&gt;_app&lt;&lt;$app_name$&gt;&gt;_data_reader;">
            <text:p>GRANT EXECUTE ON FUNCTION optimized_acodekey_isit(par_acodekey t_addressed_code_key, par_opt_mask integer) TO user_db&lt;&lt;$db_name$&gt;&gt;_app&lt;&lt;$app_name$&gt;&gt;_data_admin, user_db&lt;&lt;$db_name$&gt;&gt;_app&lt;&lt;$app_name$&gt;&gt;_data_reader;</text:p>
          </table:table-cell>
          <table:table-cell/>
          <table:table-cell table:style-name="Default" table:formula="of:=IF(OR(LEFT([.E29];3)=&quot;-- &quot;;[.E29]=&quot;&quot;);IF([.E29]=&quot;&quot;;&quot;&quot;;[.E29]);&quot;DROP FUNCTION IF EXISTS &quot; &amp; [.E29] &amp; &quot;;&quot;)" office:value-type="string" office:string-value="DROP FUNCTION IF EXISTS optimized_acodekey_isit(par_acodekey t_addressed_code_key, par_opt_mask integer);">
            <text:p>DROP FUNCTION IF EXISTS optimized_acodekey_isit(par_acodekey t_addressed_code_key, par_opt_mask integer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optimized_codekeyl_isit(par_codekeyl t_code_key_by_lng, par_opt_mask integer)</text:p>
          </table:table-cell>
          <table:table-cell/>
          <table:table-cell table:style-name="Default" table:formula="of:=IF(OR(LEFT([.E30];3)=&quot;-- &quot;;[.E30]=&quot;&quot;);IF([.E30]=&quot;&quot;;&quot;&quot;;[.E30]);&quot;GRANT EXECUTE ON FUNCTION &quot; &amp; [.E30] &amp; &quot; &quot; &amp; IF([.C30]=&quot;admin&quot;;&quot; TO user_db&lt;&lt;$db_name$&gt;&gt;_app&lt;&lt;$app_name$&gt;&gt;_data_admin;&quot;;IF([.C30]=&quot;read&quot;;&quot;TO user_db&lt;&lt;$db_name$&gt;&gt;_app&lt;&lt;$app_name$&gt;&gt;_data_admin, user_db&lt;&lt;$db_name$&gt;&gt;_app&lt;&lt;$app_name$&gt;&gt;_data_reader;&quot;;IF([.C30]=&quot;public&quot;;&quot;TO PUBLIC;&quot;;&quot;error;&quot;))))" office:value-type="string" office:string-value="GRANT EXECUTE ON FUNCTION optimized_codekeyl_isit(par_codekeyl t_code_key_by_lng, par_opt_mask integer) TO user_db&lt;&lt;$db_name$&gt;&gt;_app&lt;&lt;$app_name$&gt;&gt;_data_admin, user_db&lt;&lt;$db_name$&gt;&gt;_app&lt;&lt;$app_name$&gt;&gt;_data_reader;">
            <text:p>GRANT EXECUTE ON FUNCTION optimized_codekeyl_isit(par_codekeyl t_code_key_by_lng, par_opt_mask integer) TO user_db&lt;&lt;$db_name$&gt;&gt;_app&lt;&lt;$app_name$&gt;&gt;_data_admin, user_db&lt;&lt;$db_name$&gt;&gt;_app&lt;&lt;$app_name$&gt;&gt;_data_reader;</text:p>
          </table:table-cell>
          <table:table-cell/>
          <table:table-cell table:style-name="Default" table:formula="of:=IF(OR(LEFT([.E30];3)=&quot;-- &quot;;[.E30]=&quot;&quot;);IF([.E30]=&quot;&quot;;&quot;&quot;;[.E30]);&quot;DROP FUNCTION IF EXISTS &quot; &amp; [.E30] &amp; &quot;;&quot;)" office:value-type="string" office:string-value="DROP FUNCTION IF EXISTS optimized_codekeyl_isit(par_codekeyl t_code_key_by_lng, par_opt_mask integer);">
            <text:p>DROP FUNCTION IF EXISTS optimized_codekeyl_isit(par_codekeyl t_code_key_by_lng, par_opt_mask integer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optimized_acodekeyl_isit(par_acodekeyl t_addressed_code_key_by_lng, par_opt_mask integer)</text:p>
          </table:table-cell>
          <table:table-cell/>
          <table:table-cell table:style-name="Default" table:formula="of:=IF(OR(LEFT([.E31];3)=&quot;-- &quot;;[.E31]=&quot;&quot;);IF([.E31]=&quot;&quot;;&quot;&quot;;[.E31]);&quot;GRANT EXECUTE ON FUNCTION &quot; &amp; [.E31] &amp; &quot; &quot; &amp; IF([.C31]=&quot;admin&quot;;&quot; TO user_db&lt;&lt;$db_name$&gt;&gt;_app&lt;&lt;$app_name$&gt;&gt;_data_admin;&quot;;IF([.C31]=&quot;read&quot;;&quot;TO user_db&lt;&lt;$db_name$&gt;&gt;_app&lt;&lt;$app_name$&gt;&gt;_data_admin, user_db&lt;&lt;$db_name$&gt;&gt;_app&lt;&lt;$app_name$&gt;&gt;_data_reader;&quot;;IF([.C31]=&quot;public&quot;;&quot;TO PUBLIC;&quot;;&quot;error;&quot;))))" office:value-type="string" office:string-value="GRANT EXECUTE ON FUNCTION optimized_acodekeyl_isit(par_acodekeyl t_addressed_code_key_by_lng, par_opt_mask integer) TO user_db&lt;&lt;$db_name$&gt;&gt;_app&lt;&lt;$app_name$&gt;&gt;_data_admin, user_db&lt;&lt;$db_name$&gt;&gt;_app&lt;&lt;$app_name$&gt;&gt;_data_reader;">
            <text:p>GRANT EXECUTE ON FUNCTION optimized_acodekeyl_isit(par_acodekeyl t_addressed_code_key_by_lng, par_opt_mask integer) TO user_db&lt;&lt;$db_name$&gt;&gt;_app&lt;&lt;$app_name$&gt;&gt;_data_admin, user_db&lt;&lt;$db_name$&gt;&gt;_app&lt;&lt;$app_name$&gt;&gt;_data_reader;</text:p>
          </table:table-cell>
          <table:table-cell/>
          <table:table-cell table:style-name="Default" table:formula="of:=IF(OR(LEFT([.E31];3)=&quot;-- &quot;;[.E31]=&quot;&quot;);IF([.E31]=&quot;&quot;;&quot;&quot;;[.E31]);&quot;DROP FUNCTION IF EXISTS &quot; &amp; [.E31] &amp; &quot;;&quot;)" office:value-type="string" office:string-value="DROP FUNCTION IF EXISTS optimized_acodekeyl_isit(par_acodekeyl t_addressed_code_key_by_lng, par_opt_mask integer);">
            <text:p>DROP FUNCTION IF EXISTS optimized_acodekeyl_isit(par_acodekeyl t_addressed_code_key_by_lng, par_opt_mask integer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show_codekey(par_key t_code_key)</text:p>
          </table:table-cell>
          <table:table-cell/>
          <table:table-cell table:style-name="Default" table:formula="of:=IF(OR(LEFT([.E32];3)=&quot;-- &quot;;[.E32]=&quot;&quot;);IF([.E32]=&quot;&quot;;&quot;&quot;;[.E32]);&quot;GRANT EXECUTE ON FUNCTION &quot; &amp; [.E32] &amp; &quot; &quot; &amp; IF([.C32]=&quot;admin&quot;;&quot; TO user_db&lt;&lt;$db_name$&gt;&gt;_app&lt;&lt;$app_name$&gt;&gt;_data_admin;&quot;;IF([.C32]=&quot;read&quot;;&quot;TO user_db&lt;&lt;$db_name$&gt;&gt;_app&lt;&lt;$app_name$&gt;&gt;_data_admin, user_db&lt;&lt;$db_name$&gt;&gt;_app&lt;&lt;$app_name$&gt;&gt;_data_reader;&quot;;IF([.C32]=&quot;public&quot;;&quot;TO PUBLIC;&quot;;&quot;error;&quot;))))" office:value-type="string" office:string-value="GRANT EXECUTE ON FUNCTION show_codekey(par_key t_code_key) TO user_db&lt;&lt;$db_name$&gt;&gt;_app&lt;&lt;$app_name$&gt;&gt;_data_admin, user_db&lt;&lt;$db_name$&gt;&gt;_app&lt;&lt;$app_name$&gt;&gt;_data_reader;">
            <text:p>GRANT EXECUTE ON FUNCTION show_codekey(par_key t_code_key) TO user_db&lt;&lt;$db_name$&gt;&gt;_app&lt;&lt;$app_name$&gt;&gt;_data_admin, user_db&lt;&lt;$db_name$&gt;&gt;_app&lt;&lt;$app_name$&gt;&gt;_data_reader;</text:p>
          </table:table-cell>
          <table:table-cell/>
          <table:table-cell table:style-name="Default" table:formula="of:=IF(OR(LEFT([.E32];3)=&quot;-- &quot;;[.E32]=&quot;&quot;);IF([.E32]=&quot;&quot;;&quot;&quot;;[.E32]);&quot;DROP FUNCTION IF EXISTS &quot; &amp; [.E32] &amp; &quot;;&quot;)" office:value-type="string" office:string-value="DROP FUNCTION IF EXISTS show_codekey(par_key t_code_key);">
            <text:p>DROP FUNCTION IF EXISTS show_codekey(par_key t_code_key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show_acodekey(par_key t_addressed_code_key)</text:p>
          </table:table-cell>
          <table:table-cell/>
          <table:table-cell table:style-name="Default" table:formula="of:=IF(OR(LEFT([.E33];3)=&quot;-- &quot;;[.E33]=&quot;&quot;);IF([.E33]=&quot;&quot;;&quot;&quot;;[.E33]);&quot;GRANT EXECUTE ON FUNCTION &quot; &amp; [.E33] &amp; &quot; &quot; &amp; IF([.C33]=&quot;admin&quot;;&quot; TO user_db&lt;&lt;$db_name$&gt;&gt;_app&lt;&lt;$app_name$&gt;&gt;_data_admin;&quot;;IF([.C33]=&quot;read&quot;;&quot;TO user_db&lt;&lt;$db_name$&gt;&gt;_app&lt;&lt;$app_name$&gt;&gt;_data_admin, user_db&lt;&lt;$db_name$&gt;&gt;_app&lt;&lt;$app_name$&gt;&gt;_data_reader;&quot;;IF([.C33]=&quot;public&quot;;&quot;TO PUBLIC;&quot;;&quot;error;&quot;))))" office:value-type="string" office:string-value="GRANT EXECUTE ON FUNCTION show_acodekey(par_key t_addressed_code_key) TO user_db&lt;&lt;$db_name$&gt;&gt;_app&lt;&lt;$app_name$&gt;&gt;_data_admin, user_db&lt;&lt;$db_name$&gt;&gt;_app&lt;&lt;$app_name$&gt;&gt;_data_reader;">
            <text:p>GRANT EXECUTE ON FUNCTION show_acodekey(par_key t_addressed_code_key) TO user_db&lt;&lt;$db_name$&gt;&gt;_app&lt;&lt;$app_name$&gt;&gt;_data_admin, user_db&lt;&lt;$db_name$&gt;&gt;_app&lt;&lt;$app_name$&gt;&gt;_data_reader;</text:p>
          </table:table-cell>
          <table:table-cell/>
          <table:table-cell table:style-name="Default" table:formula="of:=IF(OR(LEFT([.E33];3)=&quot;-- &quot;;[.E33]=&quot;&quot;);IF([.E33]=&quot;&quot;;&quot;&quot;;[.E33]);&quot;DROP FUNCTION IF EXISTS &quot; &amp; [.E33] &amp; &quot;;&quot;)" office:value-type="string" office:string-value="DROP FUNCTION IF EXISTS show_acodekey(par_key t_addressed_code_key);">
            <text:p>DROP FUNCTION IF EXISTS show_acodekey(par_key t_addressed_code_key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show_codekeyl(par_key t_code_key_by_lng)</text:p>
          </table:table-cell>
          <table:table-cell/>
          <table:table-cell table:style-name="Default" table:formula="of:=IF(OR(LEFT([.E34];3)=&quot;-- &quot;;[.E34]=&quot;&quot;);IF([.E34]=&quot;&quot;;&quot;&quot;;[.E34]);&quot;GRANT EXECUTE ON FUNCTION &quot; &amp; [.E34] &amp; &quot; &quot; &amp; IF([.C34]=&quot;admin&quot;;&quot; TO user_db&lt;&lt;$db_name$&gt;&gt;_app&lt;&lt;$app_name$&gt;&gt;_data_admin;&quot;;IF([.C34]=&quot;read&quot;;&quot;TO user_db&lt;&lt;$db_name$&gt;&gt;_app&lt;&lt;$app_name$&gt;&gt;_data_admin, user_db&lt;&lt;$db_name$&gt;&gt;_app&lt;&lt;$app_name$&gt;&gt;_data_reader;&quot;;IF([.C34]=&quot;public&quot;;&quot;TO PUBLIC;&quot;;&quot;error;&quot;))))" office:value-type="string" office:string-value="GRANT EXECUTE ON FUNCTION show_codekeyl(par_key t_code_key_by_lng) TO user_db&lt;&lt;$db_name$&gt;&gt;_app&lt;&lt;$app_name$&gt;&gt;_data_admin, user_db&lt;&lt;$db_name$&gt;&gt;_app&lt;&lt;$app_name$&gt;&gt;_data_reader;">
            <text:p>GRANT EXECUTE ON FUNCTION show_codekeyl(par_key t_code_key_by_lng) TO user_db&lt;&lt;$db_name$&gt;&gt;_app&lt;&lt;$app_name$&gt;&gt;_data_admin, user_db&lt;&lt;$db_name$&gt;&gt;_app&lt;&lt;$app_name$&gt;&gt;_data_reader;</text:p>
          </table:table-cell>
          <table:table-cell/>
          <table:table-cell table:style-name="Default" table:formula="of:=IF(OR(LEFT([.E34];3)=&quot;-- &quot;;[.E34]=&quot;&quot;);IF([.E34]=&quot;&quot;;&quot;&quot;;[.E34]);&quot;DROP FUNCTION IF EXISTS &quot; &amp; [.E34] &amp; &quot;;&quot;)" office:value-type="string" office:string-value="DROP FUNCTION IF EXISTS show_codekeyl(par_key t_code_key_by_lng);">
            <text:p>DROP FUNCTION IF EXISTS show_codekeyl(par_key t_code_key_by_lng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show_acodekeyl(par_key t_addressed_code_key_by_lng)</text:p>
          </table:table-cell>
          <table:table-cell/>
          <table:table-cell table:style-name="Default" table:formula="of:=IF(OR(LEFT([.E35];3)=&quot;-- &quot;;[.E35]=&quot;&quot;);IF([.E35]=&quot;&quot;;&quot;&quot;;[.E35]);&quot;GRANT EXECUTE ON FUNCTION &quot; &amp; [.E35] &amp; &quot; &quot; &amp; IF([.C35]=&quot;admin&quot;;&quot; TO user_db&lt;&lt;$db_name$&gt;&gt;_app&lt;&lt;$app_name$&gt;&gt;_data_admin;&quot;;IF([.C35]=&quot;read&quot;;&quot;TO user_db&lt;&lt;$db_name$&gt;&gt;_app&lt;&lt;$app_name$&gt;&gt;_data_admin, user_db&lt;&lt;$db_name$&gt;&gt;_app&lt;&lt;$app_name$&gt;&gt;_data_reader;&quot;;IF([.C35]=&quot;public&quot;;&quot;TO PUBLIC;&quot;;&quot;error;&quot;))))" office:value-type="string" office:string-value="GRANT EXECUTE ON FUNCTION show_acodekeyl(par_key t_addressed_code_key_by_lng) TO user_db&lt;&lt;$db_name$&gt;&gt;_app&lt;&lt;$app_name$&gt;&gt;_data_admin, user_db&lt;&lt;$db_name$&gt;&gt;_app&lt;&lt;$app_name$&gt;&gt;_data_reader;">
            <text:p>GRANT EXECUTE ON FUNCTION show_acodekeyl(par_key t_addressed_code_key_by_lng) TO user_db&lt;&lt;$db_name$&gt;&gt;_app&lt;&lt;$app_name$&gt;&gt;_data_admin, user_db&lt;&lt;$db_name$&gt;&gt;_app&lt;&lt;$app_name$&gt;&gt;_data_reader;</text:p>
          </table:table-cell>
          <table:table-cell/>
          <table:table-cell table:style-name="Default" table:formula="of:=IF(OR(LEFT([.E35];3)=&quot;-- &quot;;[.E35]=&quot;&quot;);IF([.E35]=&quot;&quot;;&quot;&quot;;[.E35]);&quot;DROP FUNCTION IF EXISTS &quot; &amp; [.E35] &amp; &quot;;&quot;)" office:value-type="string" office:string-value="DROP FUNCTION IF EXISTS show_acodekeyl(par_key t_addressed_code_key_by_lng);">
            <text:p>DROP FUNCTION IF EXISTS show_acodekeyl(par_key t_addressed_code_key_by_lng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generalize_codekey(par_key t_code_key)</text:p>
          </table:table-cell>
          <table:table-cell/>
          <table:table-cell table:style-name="Default" table:formula="of:=IF(OR(LEFT([.E36];3)=&quot;-- &quot;;[.E36]=&quot;&quot;);IF([.E36]=&quot;&quot;;&quot;&quot;;[.E36]);&quot;GRANT EXECUTE ON FUNCTION &quot; &amp; [.E36] &amp; &quot; &quot; &amp; IF([.C36]=&quot;admin&quot;;&quot; TO user_db&lt;&lt;$db_name$&gt;&gt;_app&lt;&lt;$app_name$&gt;&gt;_data_admin;&quot;;IF([.C36]=&quot;read&quot;;&quot;TO user_db&lt;&lt;$db_name$&gt;&gt;_app&lt;&lt;$app_name$&gt;&gt;_data_admin, user_db&lt;&lt;$db_name$&gt;&gt;_app&lt;&lt;$app_name$&gt;&gt;_data_reader;&quot;;IF([.C36]=&quot;public&quot;;&quot;TO PUBLIC;&quot;;&quot;error;&quot;))))" office:value-type="string" office:string-value="GRANT EXECUTE ON FUNCTION generalize_codekey(par_key t_code_key) TO user_db&lt;&lt;$db_name$&gt;&gt;_app&lt;&lt;$app_name$&gt;&gt;_data_admin, user_db&lt;&lt;$db_name$&gt;&gt;_app&lt;&lt;$app_name$&gt;&gt;_data_reader;">
            <text:p>GRANT EXECUTE ON FUNCTION generalize_codekey(par_key t_code_key) TO user_db&lt;&lt;$db_name$&gt;&gt;_app&lt;&lt;$app_name$&gt;&gt;_data_admin, user_db&lt;&lt;$db_name$&gt;&gt;_app&lt;&lt;$app_name$&gt;&gt;_data_reader;</text:p>
          </table:table-cell>
          <table:table-cell/>
          <table:table-cell table:style-name="Default" table:formula="of:=IF(OR(LEFT([.E36];3)=&quot;-- &quot;;[.E36]=&quot;&quot;);IF([.E36]=&quot;&quot;;&quot;&quot;;[.E36]);&quot;DROP FUNCTION IF EXISTS &quot; &amp; [.E36] &amp; &quot;;&quot;)" office:value-type="string" office:string-value="DROP FUNCTION IF EXISTS generalize_codekey(par_key t_code_key);">
            <text:p>DROP FUNCTION IF EXISTS generalize_codekey(par_key t_code_key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generalize_codekeyl(par_key t_code_key_by_lng)</text:p>
          </table:table-cell>
          <table:table-cell/>
          <table:table-cell table:style-name="Default" table:formula="of:=IF(OR(LEFT([.E37];3)=&quot;-- &quot;;[.E37]=&quot;&quot;);IF([.E37]=&quot;&quot;;&quot;&quot;;[.E37]);&quot;GRANT EXECUTE ON FUNCTION &quot; &amp; [.E37] &amp; &quot; &quot; &amp; IF([.C37]=&quot;admin&quot;;&quot; TO user_db&lt;&lt;$db_name$&gt;&gt;_app&lt;&lt;$app_name$&gt;&gt;_data_admin;&quot;;IF([.C37]=&quot;read&quot;;&quot;TO user_db&lt;&lt;$db_name$&gt;&gt;_app&lt;&lt;$app_name$&gt;&gt;_data_admin, user_db&lt;&lt;$db_name$&gt;&gt;_app&lt;&lt;$app_name$&gt;&gt;_data_reader;&quot;;IF([.C37]=&quot;public&quot;;&quot;TO PUBLIC;&quot;;&quot;error;&quot;))))" office:value-type="string" office:string-value="GRANT EXECUTE ON FUNCTION generalize_codekeyl(par_key t_code_key_by_lng) TO user_db&lt;&lt;$db_name$&gt;&gt;_app&lt;&lt;$app_name$&gt;&gt;_data_admin, user_db&lt;&lt;$db_name$&gt;&gt;_app&lt;&lt;$app_name$&gt;&gt;_data_reader;">
            <text:p>GRANT EXECUTE ON FUNCTION generalize_codekeyl(par_key t_code_key_by_lng) TO user_db&lt;&lt;$db_name$&gt;&gt;_app&lt;&lt;$app_name$&gt;&gt;_data_admin, user_db&lt;&lt;$db_name$&gt;&gt;_app&lt;&lt;$app_name$&gt;&gt;_data_reader;</text:p>
          </table:table-cell>
          <table:table-cell/>
          <table:table-cell table:style-name="Default" table:formula="of:=IF(OR(LEFT([.E37];3)=&quot;-- &quot;;[.E37]=&quot;&quot;);IF([.E37]=&quot;&quot;;&quot;&quot;;[.E37]);&quot;DROP FUNCTION IF EXISTS &quot; &amp; [.E37] &amp; &quot;;&quot;)" office:value-type="string" office:string-value="DROP FUNCTION IF EXISTS generalize_codekeyl(par_key t_code_key_by_lng);">
            <text:p>DROP FUNCTION IF EXISTS generalize_codekeyl(par_key t_code_key_by_lng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generalize_acodekey(par_key t_addressed_code_key)</text:p>
          </table:table-cell>
          <table:table-cell/>
          <table:table-cell table:style-name="Default" table:formula="of:=IF(OR(LEFT([.E38];3)=&quot;-- &quot;;[.E38]=&quot;&quot;);IF([.E38]=&quot;&quot;;&quot;&quot;;[.E38]);&quot;GRANT EXECUTE ON FUNCTION &quot; &amp; [.E38] &amp; &quot; &quot; &amp; IF([.C38]=&quot;admin&quot;;&quot; TO user_db&lt;&lt;$db_name$&gt;&gt;_app&lt;&lt;$app_name$&gt;&gt;_data_admin;&quot;;IF([.C38]=&quot;read&quot;;&quot;TO user_db&lt;&lt;$db_name$&gt;&gt;_app&lt;&lt;$app_name$&gt;&gt;_data_admin, user_db&lt;&lt;$db_name$&gt;&gt;_app&lt;&lt;$app_name$&gt;&gt;_data_reader;&quot;;IF([.C38]=&quot;public&quot;;&quot;TO PUBLIC;&quot;;&quot;error;&quot;))))" office:value-type="string" office:string-value="GRANT EXECUTE ON FUNCTION generalize_acodekey(par_key t_addressed_code_key) TO user_db&lt;&lt;$db_name$&gt;&gt;_app&lt;&lt;$app_name$&gt;&gt;_data_admin, user_db&lt;&lt;$db_name$&gt;&gt;_app&lt;&lt;$app_name$&gt;&gt;_data_reader;">
            <text:p>GRANT EXECUTE ON FUNCTION generalize_acodekey(par_key t_addressed_code_key) TO user_db&lt;&lt;$db_name$&gt;&gt;_app&lt;&lt;$app_name$&gt;&gt;_data_admin, user_db&lt;&lt;$db_name$&gt;&gt;_app&lt;&lt;$app_name$&gt;&gt;_data_reader;</text:p>
          </table:table-cell>
          <table:table-cell/>
          <table:table-cell table:style-name="Default" table:formula="of:=IF(OR(LEFT([.E38];3)=&quot;-- &quot;;[.E38]=&quot;&quot;);IF([.E38]=&quot;&quot;;&quot;&quot;;[.E38]);&quot;DROP FUNCTION IF EXISTS &quot; &amp; [.E38] &amp; &quot;;&quot;)" office:value-type="string" office:string-value="DROP FUNCTION IF EXISTS generalize_acodekey(par_key t_addressed_code_key);">
            <text:p>DROP FUNCTION IF EXISTS generalize_acodekey(par_key t_addressed_code_key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generalize_codekey_wcf(par_cf_codekey t_code_key, par_key t_code_key)</text:p>
          </table:table-cell>
          <table:table-cell/>
          <table:table-cell table:style-name="Default" table:formula="of:=IF(OR(LEFT([.E39];3)=&quot;-- &quot;;[.E39]=&quot;&quot;);IF([.E39]=&quot;&quot;;&quot;&quot;;[.E39]);&quot;GRANT EXECUTE ON FUNCTION &quot; &amp; [.E39] &amp; &quot; &quot; &amp; IF([.C39]=&quot;admin&quot;;&quot; TO user_db&lt;&lt;$db_name$&gt;&gt;_app&lt;&lt;$app_name$&gt;&gt;_data_admin;&quot;;IF([.C39]=&quot;read&quot;;&quot;TO user_db&lt;&lt;$db_name$&gt;&gt;_app&lt;&lt;$app_name$&gt;&gt;_data_admin, user_db&lt;&lt;$db_name$&gt;&gt;_app&lt;&lt;$app_name$&gt;&gt;_data_reader;&quot;;IF([.C39]=&quot;public&quot;;&quot;TO PUBLIC;&quot;;&quot;error;&quot;))))" office:value-type="string" office:string-value="GRANT EXECUTE ON FUNCTION generalize_codekey_wcf(par_cf_codekey t_code_key, par_key t_code_key) TO user_db&lt;&lt;$db_name$&gt;&gt;_app&lt;&lt;$app_name$&gt;&gt;_data_admin, user_db&lt;&lt;$db_name$&gt;&gt;_app&lt;&lt;$app_name$&gt;&gt;_data_reader;">
            <text:p>GRANT EXECUTE ON FUNCTION generalize_codekey_wcf(par_cf_codekey t_code_key, par_key t_code_key) TO user_db&lt;&lt;$db_name$&gt;&gt;_app&lt;&lt;$app_name$&gt;&gt;_data_admin, user_db&lt;&lt;$db_name$&gt;&gt;_app&lt;&lt;$app_name$&gt;&gt;_data_reader;</text:p>
          </table:table-cell>
          <table:table-cell/>
          <table:table-cell table:style-name="Default" table:formula="of:=IF(OR(LEFT([.E39];3)=&quot;-- &quot;;[.E39]=&quot;&quot;);IF([.E39]=&quot;&quot;;&quot;&quot;;[.E39]);&quot;DROP FUNCTION IF EXISTS &quot; &amp; [.E39] &amp; &quot;;&quot;)" office:value-type="string" office:string-value="DROP FUNCTION IF EXISTS generalize_codekey_wcf(par_cf_codekey t_code_key, par_key t_code_key);">
            <text:p>DROP FUNCTION IF EXISTS generalize_codekey_wcf(par_cf_codekey t_code_key, par_key t_code_key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generalize_codekeyl_wcf(par_cf_codekey t_code_key, par_key t_code_key_by_lng)</text:p>
          </table:table-cell>
          <table:table-cell/>
          <table:table-cell table:style-name="Default" table:formula="of:=IF(OR(LEFT([.E40];3)=&quot;-- &quot;;[.E40]=&quot;&quot;);IF([.E40]=&quot;&quot;;&quot;&quot;;[.E40]);&quot;GRANT EXECUTE ON FUNCTION &quot; &amp; [.E40] &amp; &quot; &quot; &amp; IF([.C40]=&quot;admin&quot;;&quot; TO user_db&lt;&lt;$db_name$&gt;&gt;_app&lt;&lt;$app_name$&gt;&gt;_data_admin;&quot;;IF([.C40]=&quot;read&quot;;&quot;TO user_db&lt;&lt;$db_name$&gt;&gt;_app&lt;&lt;$app_name$&gt;&gt;_data_admin, user_db&lt;&lt;$db_name$&gt;&gt;_app&lt;&lt;$app_name$&gt;&gt;_data_reader;&quot;;IF([.C40]=&quot;public&quot;;&quot;TO PUBLIC;&quot;;&quot;error;&quot;))))" office:value-type="string" office:string-value="GRANT EXECUTE ON FUNCTION generalize_codekeyl_wcf(par_cf_codekey t_code_key, par_key t_code_key_by_lng) TO user_db&lt;&lt;$db_name$&gt;&gt;_app&lt;&lt;$app_name$&gt;&gt;_data_admin, user_db&lt;&lt;$db_name$&gt;&gt;_app&lt;&lt;$app_name$&gt;&gt;_data_reader;">
            <text:p>GRANT EXECUTE ON FUNCTION generalize_codekeyl_wcf(par_cf_codekey t_code_key, par_key t_code_key_by_lng) TO user_db&lt;&lt;$db_name$&gt;&gt;_app&lt;&lt;$app_name$&gt;&gt;_data_admin, user_db&lt;&lt;$db_name$&gt;&gt;_app&lt;&lt;$app_name$&gt;&gt;_data_reader;</text:p>
          </table:table-cell>
          <table:table-cell/>
          <table:table-cell table:style-name="Default" table:formula="of:=IF(OR(LEFT([.E40];3)=&quot;-- &quot;;[.E40]=&quot;&quot;);IF([.E40]=&quot;&quot;;&quot;&quot;;[.E40]);&quot;DROP FUNCTION IF EXISTS &quot; &amp; [.E40] &amp; &quot;;&quot;)" office:value-type="string" office:string-value="DROP FUNCTION IF EXISTS generalize_codekeyl_wcf(par_cf_codekey t_code_key, par_key t_code_key_by_lng);">
            <text:p>DROP FUNCTION IF EXISTS generalize_codekeyl_wcf(par_cf_codekey t_code_key, par_key t_code_key_by_lng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codekey_type(par_key t_code_key)</text:p>
          </table:table-cell>
          <table:table-cell/>
          <table:table-cell table:style-name="Default" table:formula="of:=IF(OR(LEFT([.E41];3)=&quot;-- &quot;;[.E41]=&quot;&quot;);IF([.E41]=&quot;&quot;;&quot;&quot;;[.E41]);&quot;GRANT EXECUTE ON FUNCTION &quot; &amp; [.E41] &amp; &quot; &quot; &amp; IF([.C41]=&quot;admin&quot;;&quot; TO user_db&lt;&lt;$db_name$&gt;&gt;_app&lt;&lt;$app_name$&gt;&gt;_data_admin;&quot;;IF([.C41]=&quot;read&quot;;&quot;TO user_db&lt;&lt;$db_name$&gt;&gt;_app&lt;&lt;$app_name$&gt;&gt;_data_admin, user_db&lt;&lt;$db_name$&gt;&gt;_app&lt;&lt;$app_name$&gt;&gt;_data_reader;&quot;;IF([.C41]=&quot;public&quot;;&quot;TO PUBLIC;&quot;;&quot;error;&quot;))))" office:value-type="string" office:string-value="GRANT EXECUTE ON FUNCTION codekey_type(par_key t_code_key) TO user_db&lt;&lt;$db_name$&gt;&gt;_app&lt;&lt;$app_name$&gt;&gt;_data_admin, user_db&lt;&lt;$db_name$&gt;&gt;_app&lt;&lt;$app_name$&gt;&gt;_data_reader;">
            <text:p>GRANT EXECUTE ON FUNCTION codekey_type(par_key t_code_key) TO user_db&lt;&lt;$db_name$&gt;&gt;_app&lt;&lt;$app_name$&gt;&gt;_data_admin, user_db&lt;&lt;$db_name$&gt;&gt;_app&lt;&lt;$app_name$&gt;&gt;_data_reader;</text:p>
          </table:table-cell>
          <table:table-cell/>
          <table:table-cell table:style-name="Default" table:formula="of:=IF(OR(LEFT([.E41];3)=&quot;-- &quot;;[.E41]=&quot;&quot;);IF([.E41]=&quot;&quot;;&quot;&quot;;[.E41]);&quot;DROP FUNCTION IF EXISTS &quot; &amp; [.E41] &amp; &quot;;&quot;)" office:value-type="string" office:string-value="DROP FUNCTION IF EXISTS codekey_type(par_key t_code_key);">
            <text:p>DROP FUNCTION IF EXISTS codekey_type(par_key t_code_key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acodekey_type(par_key t_addressed_code_key)</text:p>
          </table:table-cell>
          <table:table-cell/>
          <table:table-cell table:style-name="Default" table:formula="of:=IF(OR(LEFT([.E42];3)=&quot;-- &quot;;[.E42]=&quot;&quot;);IF([.E42]=&quot;&quot;;&quot;&quot;;[.E42]);&quot;GRANT EXECUTE ON FUNCTION &quot; &amp; [.E42] &amp; &quot; &quot; &amp; IF([.C42]=&quot;admin&quot;;&quot; TO user_db&lt;&lt;$db_name$&gt;&gt;_app&lt;&lt;$app_name$&gt;&gt;_data_admin;&quot;;IF([.C42]=&quot;read&quot;;&quot;TO user_db&lt;&lt;$db_name$&gt;&gt;_app&lt;&lt;$app_name$&gt;&gt;_data_admin, user_db&lt;&lt;$db_name$&gt;&gt;_app&lt;&lt;$app_name$&gt;&gt;_data_reader;&quot;;IF([.C42]=&quot;public&quot;;&quot;TO PUBLIC;&quot;;&quot;error;&quot;))))" office:value-type="string" office:string-value="GRANT EXECUTE ON FUNCTION acodekey_type(par_key t_addressed_code_key) TO user_db&lt;&lt;$db_name$&gt;&gt;_app&lt;&lt;$app_name$&gt;&gt;_data_admin, user_db&lt;&lt;$db_name$&gt;&gt;_app&lt;&lt;$app_name$&gt;&gt;_data_reader;">
            <text:p>GRANT EXECUTE ON FUNCTION acodekey_type(par_key t_addressed_code_key) TO user_db&lt;&lt;$db_name$&gt;&gt;_app&lt;&lt;$app_name$&gt;&gt;_data_admin, user_db&lt;&lt;$db_name$&gt;&gt;_app&lt;&lt;$app_name$&gt;&gt;_data_reader;</text:p>
          </table:table-cell>
          <table:table-cell/>
          <table:table-cell table:style-name="Default" table:formula="of:=IF(OR(LEFT([.E42];3)=&quot;-- &quot;;[.E42]=&quot;&quot;);IF([.E42]=&quot;&quot;;&quot;&quot;;[.E42]);&quot;DROP FUNCTION IF EXISTS &quot; &amp; [.E42] &amp; &quot;;&quot;)" office:value-type="string" office:string-value="DROP FUNCTION IF EXISTS acodekey_type(par_key t_addressed_code_key);">
            <text:p>DROP FUNCTION IF EXISTS acodekey_type(par_key t_addressed_code_key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codekeyl_type(par_key t_code_key_by_lng)</text:p>
          </table:table-cell>
          <table:table-cell/>
          <table:table-cell table:style-name="Default" table:formula="of:=IF(OR(LEFT([.E43];3)=&quot;-- &quot;;[.E43]=&quot;&quot;);IF([.E43]=&quot;&quot;;&quot;&quot;;[.E43]);&quot;GRANT EXECUTE ON FUNCTION &quot; &amp; [.E43] &amp; &quot; &quot; &amp; IF([.C43]=&quot;admin&quot;;&quot; TO user_db&lt;&lt;$db_name$&gt;&gt;_app&lt;&lt;$app_name$&gt;&gt;_data_admin;&quot;;IF([.C43]=&quot;read&quot;;&quot;TO user_db&lt;&lt;$db_name$&gt;&gt;_app&lt;&lt;$app_name$&gt;&gt;_data_admin, user_db&lt;&lt;$db_name$&gt;&gt;_app&lt;&lt;$app_name$&gt;&gt;_data_reader;&quot;;IF([.C43]=&quot;public&quot;;&quot;TO PUBLIC;&quot;;&quot;error;&quot;))))" office:value-type="string" office:string-value="GRANT EXECUTE ON FUNCTION codekeyl_type(par_key t_code_key_by_lng) TO user_db&lt;&lt;$db_name$&gt;&gt;_app&lt;&lt;$app_name$&gt;&gt;_data_admin, user_db&lt;&lt;$db_name$&gt;&gt;_app&lt;&lt;$app_name$&gt;&gt;_data_reader;">
            <text:p>GRANT EXECUTE ON FUNCTION codekeyl_type(par_key t_code_key_by_lng) TO user_db&lt;&lt;$db_name$&gt;&gt;_app&lt;&lt;$app_name$&gt;&gt;_data_admin, user_db&lt;&lt;$db_name$&gt;&gt;_app&lt;&lt;$app_name$&gt;&gt;_data_reader;</text:p>
          </table:table-cell>
          <table:table-cell/>
          <table:table-cell table:style-name="Default" table:formula="of:=IF(OR(LEFT([.E43];3)=&quot;-- &quot;;[.E43]=&quot;&quot;);IF([.E43]=&quot;&quot;;&quot;&quot;;[.E43]);&quot;DROP FUNCTION IF EXISTS &quot; &amp; [.E43] &amp; &quot;;&quot;)" office:value-type="string" office:string-value="DROP FUNCTION IF EXISTS codekeyl_type(par_key t_code_key_by_lng);">
            <text:p>DROP FUNCTION IF EXISTS codekeyl_type(par_key t_code_key_by_lng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acodekeyl_type(par_key t_addressed_code_key_by_lng)</text:p>
          </table:table-cell>
          <table:table-cell/>
          <table:table-cell table:style-name="Default" table:formula="of:=IF(OR(LEFT([.E44];3)=&quot;-- &quot;;[.E44]=&quot;&quot;);IF([.E44]=&quot;&quot;;&quot;&quot;;[.E44]);&quot;GRANT EXECUTE ON FUNCTION &quot; &amp; [.E44] &amp; &quot; &quot; &amp; IF([.C44]=&quot;admin&quot;;&quot; TO user_db&lt;&lt;$db_name$&gt;&gt;_app&lt;&lt;$app_name$&gt;&gt;_data_admin;&quot;;IF([.C44]=&quot;read&quot;;&quot;TO user_db&lt;&lt;$db_name$&gt;&gt;_app&lt;&lt;$app_name$&gt;&gt;_data_admin, user_db&lt;&lt;$db_name$&gt;&gt;_app&lt;&lt;$app_name$&gt;&gt;_data_reader;&quot;;IF([.C44]=&quot;public&quot;;&quot;TO PUBLIC;&quot;;&quot;error;&quot;))))" office:value-type="string" office:string-value="GRANT EXECUTE ON FUNCTION acodekeyl_type(par_key t_addressed_code_key_by_lng) TO user_db&lt;&lt;$db_name$&gt;&gt;_app&lt;&lt;$app_name$&gt;&gt;_data_admin, user_db&lt;&lt;$db_name$&gt;&gt;_app&lt;&lt;$app_name$&gt;&gt;_data_reader;">
            <text:p>GRANT EXECUTE ON FUNCTION acodekeyl_type(par_key t_addressed_code_key_by_lng) TO user_db&lt;&lt;$db_name$&gt;&gt;_app&lt;&lt;$app_name$&gt;&gt;_data_admin, user_db&lt;&lt;$db_name$&gt;&gt;_app&lt;&lt;$app_name$&gt;&gt;_data_reader;</text:p>
          </table:table-cell>
          <table:table-cell/>
          <table:table-cell table:style-name="Default" table:formula="of:=IF(OR(LEFT([.E44];3)=&quot;-- &quot;;[.E44]=&quot;&quot;);IF([.E44]=&quot;&quot;;&quot;&quot;;[.E44]);&quot;DROP FUNCTION IF EXISTS &quot; &amp; [.E44] &amp; &quot;;&quot;)" office:value-type="string" office:string-value="DROP FUNCTION IF EXISTS acodekeyl_type(par_key t_addressed_code_key_by_lng);">
            <text:p>DROP FUNCTION IF EXISTS acodekeyl_type(par_key t_addressed_code_key_by_lng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mk_name_construction_input(par_lng t_code_key_by_lng, par_name varchar, par_entity t_code_key_by_lng, par_description varchar)</text:p>
          </table:table-cell>
          <table:table-cell/>
          <table:table-cell table:style-name="Default" table:formula="of:=IF(OR(LEFT([.E45];3)=&quot;-- &quot;;[.E45]=&quot;&quot;);IF([.E45]=&quot;&quot;;&quot;&quot;;[.E45]);&quot;GRANT EXECUTE ON FUNCTION &quot; &amp; [.E45] &amp; &quot; &quot; &amp; IF([.C45]=&quot;admin&quot;;&quot; TO user_db&lt;&lt;$db_name$&gt;&gt;_app&lt;&lt;$app_name$&gt;&gt;_data_admin;&quot;;IF([.C45]=&quot;read&quot;;&quot;TO user_db&lt;&lt;$db_name$&gt;&gt;_app&lt;&lt;$app_name$&gt;&gt;_data_admin, user_db&lt;&lt;$db_name$&gt;&gt;_app&lt;&lt;$app_name$&gt;&gt;_data_reader;&quot;;IF([.C45]=&quot;public&quot;;&quot;TO PUBLIC;&quot;;&quot;error;&quot;))))" office:value-type="string" office:string-value="GRANT EXECUTE ON FUNCTION mk_name_construction_input(par_lng t_code_key_by_lng, par_name varchar, par_entity t_code_key_by_lng, par_description varchar) TO user_db&lt;&lt;$db_name$&gt;&gt;_app&lt;&lt;$app_name$&gt;&gt;_data_admin, user_db&lt;&lt;$db_name$&gt;&gt;_app&lt;&lt;$app_name$&gt;&gt;_data_reader;">
            <text:p>GRANT EXECUTE ON FUNCTION mk_name_construction_input(par_lng t_code_key_by_lng, par_name varchar, par_entity t_code_key_by_lng, par_description varchar) TO user_db&lt;&lt;$db_name$&gt;&gt;_app&lt;&lt;$app_name$&gt;&gt;_data_admin, user_db&lt;&lt;$db_name$&gt;&gt;_app&lt;&lt;$app_name$&gt;&gt;_data_reader;</text:p>
          </table:table-cell>
          <table:table-cell/>
          <table:table-cell table:style-name="Default" table:formula="of:=IF(OR(LEFT([.E45];3)=&quot;-- &quot;;[.E45]=&quot;&quot;);IF([.E45]=&quot;&quot;;&quot;&quot;;[.E45]);&quot;DROP FUNCTION IF EXISTS &quot; &amp; [.E45] &amp; &quot;;&quot;)" office:value-type="string" office:string-value="DROP FUNCTION IF EXISTS mk_name_construction_input(par_lng t_code_key_by_lng, par_name varchar, par_entity t_code_key_by_lng, par_description varchar);">
            <text:p>DROP FUNCTION IF EXISTS mk_name_construction_input(par_lng t_code_key_by_lng, par_name varchar, par_entity t_code_key_by_lng, par_description varchar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/>
          <table:table-cell/>
          <table:table-cell table:style-name="Default" table:formula="of:=IF(OR(LEFT([.E46];3)=&quot;-- &quot;;[.E46]=&quot;&quot;);IF([.E46]=&quot;&quot;;&quot;&quot;;[.E46]);&quot;GRANT EXECUTE ON FUNCTION &quot; &amp; [.E46] &amp; &quot; &quot; &amp; IF([.C46]=&quot;admin&quot;;&quot; TO user_db&lt;&lt;$db_name$&gt;&gt;_app&lt;&lt;$app_name$&gt;&gt;_data_admin;&quot;;IF([.C46]=&quot;read&quot;;&quot;TO user_db&lt;&lt;$db_name$&gt;&gt;_app&lt;&lt;$app_name$&gt;&gt;_data_admin, user_db&lt;&lt;$db_name$&gt;&gt;_app&lt;&lt;$app_name$&gt;&gt;_data_reader;&quot;;IF([.C46]=&quot;public&quot;;&quot;TO PUBLIC;&quot;;&quot;error;&quot;))))">
            <text:p/>
          </table:table-cell>
          <table:table-cell/>
          <table:table-cell table:style-name="Default" table:formula="of:=IF(OR(LEFT([.E46];3)=&quot;-- &quot;;[.E46]=&quot;&quot;);IF([.E46]=&quot;&quot;;&quot;&quot;;[.E46]);&quot;DROP FUNCTION IF EXISTS &quot; &amp; [.E46] &amp; &quot;;&quot;)">
            <text:p/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-- Lookup functions:</text:p>
          </table:table-cell>
          <table:table-cell/>
          <table:table-cell table:style-name="Default" table:formula="of:=IF(OR(LEFT([.E47];3)=&quot;-- &quot;;[.E47]=&quot;&quot;);IF([.E47]=&quot;&quot;;&quot;&quot;;[.E47]);&quot;GRANT EXECUTE ON FUNCTION &quot; &amp; [.E47] &amp; &quot; &quot; &amp; IF([.C47]=&quot;admin&quot;;&quot; TO user_db&lt;&lt;$db_name$&gt;&gt;_app&lt;&lt;$app_name$&gt;&gt;_data_admin;&quot;;IF([.C47]=&quot;read&quot;;&quot;TO user_db&lt;&lt;$db_name$&gt;&gt;_app&lt;&lt;$app_name$&gt;&gt;_data_admin, user_db&lt;&lt;$db_name$&gt;&gt;_app&lt;&lt;$app_name$&gt;&gt;_data_reader;&quot;;IF([.C47]=&quot;public&quot;;&quot;TO PUBLIC;&quot;;&quot;error;&quot;))))" office:value-type="string" office:string-value="-- Lookup functions:">
            <text:p>-- Lookup functions:</text:p>
          </table:table-cell>
          <table:table-cell/>
          <table:table-cell table:style-name="Default" table:formula="of:=IF(OR(LEFT([.E47];3)=&quot;-- &quot;;[.E47]=&quot;&quot;);IF([.E47]=&quot;&quot;;&quot;&quot;;[.E47]);&quot;DROP FUNCTION IF EXISTS &quot; &amp; [.E47] &amp; &quot;;&quot;)" office:value-type="string" office:string-value="-- Lookup functions:">
            <text:p>-- Lookup functions: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/>
          <table:table-cell/>
          <table:table-cell table:style-name="Default" table:formula="of:=IF(OR(LEFT([.E48];3)=&quot;-- &quot;;[.E48]=&quot;&quot;);IF([.E48]=&quot;&quot;;&quot;&quot;;[.E48]);&quot;GRANT EXECUTE ON FUNCTION &quot; &amp; [.E48] &amp; &quot; &quot; &amp; IF([.C48]=&quot;admin&quot;;&quot; TO user_db&lt;&lt;$db_name$&gt;&gt;_app&lt;&lt;$app_name$&gt;&gt;_data_admin;&quot;;IF([.C48]=&quot;read&quot;;&quot;TO user_db&lt;&lt;$db_name$&gt;&gt;_app&lt;&lt;$app_name$&gt;&gt;_data_admin, user_db&lt;&lt;$db_name$&gt;&gt;_app&lt;&lt;$app_name$&gt;&gt;_data_reader;&quot;;IF([.C48]=&quot;public&quot;;&quot;TO PUBLIC;&quot;;&quot;error;&quot;))))">
            <text:p/>
          </table:table-cell>
          <table:table-cell/>
          <table:table-cell table:style-name="Default" table:formula="of:=IF(OR(LEFT([.E48];3)=&quot;-- &quot;;[.E48]=&quot;&quot;);IF([.E48]=&quot;&quot;;&quot;&quot;;[.E48]);&quot;DROP FUNCTION IF EXISTS &quot; &amp; [.E48] &amp; &quot;;&quot;)">
            <text:p/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optimize_acodekeyl(par_ifexists boolean, par_acodekeyl t_addressed_code_key_by_lng, par_determine_mask integer)</text:p>
          </table:table-cell>
          <table:table-cell/>
          <table:table-cell table:style-name="Default" table:formula="of:=IF(OR(LEFT([.E49];3)=&quot;-- &quot;;[.E49]=&quot;&quot;);IF([.E49]=&quot;&quot;;&quot;&quot;;[.E49]);&quot;GRANT EXECUTE ON FUNCTION &quot; &amp; [.E49] &amp; &quot; &quot; &amp; IF([.C49]=&quot;admin&quot;;&quot; TO user_db&lt;&lt;$db_name$&gt;&gt;_app&lt;&lt;$app_name$&gt;&gt;_data_admin;&quot;;IF([.C49]=&quot;read&quot;;&quot;TO user_db&lt;&lt;$db_name$&gt;&gt;_app&lt;&lt;$app_name$&gt;&gt;_data_admin, user_db&lt;&lt;$db_name$&gt;&gt;_app&lt;&lt;$app_name$&gt;&gt;_data_reader;&quot;;IF([.C49]=&quot;public&quot;;&quot;TO PUBLIC;&quot;;&quot;error;&quot;))))" office:value-type="string" office:string-value="GRANT EXECUTE ON FUNCTION optimize_acodekeyl(par_ifexists boolean, par_acodekeyl t_addressed_code_key_by_lng, par_determine_mask integer) TO user_db&lt;&lt;$db_name$&gt;&gt;_app&lt;&lt;$app_name$&gt;&gt;_data_admin, user_db&lt;&lt;$db_name$&gt;&gt;_app&lt;&lt;$app_name$&gt;&gt;_data_reader;">
            <text:p>GRANT EXECUTE ON FUNCTION optimize_acodekeyl(par_ifexists boolean, par_acodekeyl t_addressed_code_key_by_lng, par_determine_mask integer) TO user_db&lt;&lt;$db_name$&gt;&gt;_app&lt;&lt;$app_name$&gt;&gt;_data_admin, user_db&lt;&lt;$db_name$&gt;&gt;_app&lt;&lt;$app_name$&gt;&gt;_data_reader;</text:p>
          </table:table-cell>
          <table:table-cell/>
          <table:table-cell table:style-name="Default" table:formula="of:=IF(OR(LEFT([.E49];3)=&quot;-- &quot;;[.E49]=&quot;&quot;);IF([.E49]=&quot;&quot;;&quot;&quot;;[.E49]);&quot;DROP FUNCTION IF EXISTS &quot; &amp; [.E49] &amp; &quot;;&quot;)" office:value-type="string" office:string-value="DROP FUNCTION IF EXISTS optimize_acodekeyl(par_ifexists boolean, par_acodekeyl t_addressed_code_key_by_lng, par_determine_mask integer);">
            <text:p>DROP FUNCTION IF EXISTS optimize_acodekeyl(par_ifexists boolean, par_acodekeyl t_addressed_code_key_by_lng, par_determine_mask integer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optimization_mode_for_acodekeyl(par_acodekeyl t_addressed_code_key_by_lng, par_determination_preference_mask integer, par_imperative_or_mask integer)</text:p>
          </table:table-cell>
          <table:table-cell/>
          <table:table-cell table:style-name="Default" table:formula="of:=IF(OR(LEFT([.E50];3)=&quot;-- &quot;;[.E50]=&quot;&quot;);IF([.E50]=&quot;&quot;;&quot;&quot;;[.E50]);&quot;GRANT EXECUTE ON FUNCTION &quot; &amp; [.E50] &amp; &quot; &quot; &amp; IF([.C50]=&quot;admin&quot;;&quot; TO user_db&lt;&lt;$db_name$&gt;&gt;_app&lt;&lt;$app_name$&gt;&gt;_data_admin;&quot;;IF([.C50]=&quot;read&quot;;&quot;TO user_db&lt;&lt;$db_name$&gt;&gt;_app&lt;&lt;$app_name$&gt;&gt;_data_admin, user_db&lt;&lt;$db_name$&gt;&gt;_app&lt;&lt;$app_name$&gt;&gt;_data_reader;&quot;;IF([.C50]=&quot;public&quot;;&quot;TO PUBLIC;&quot;;&quot;error;&quot;))))" office:value-type="string" office:string-value="GRANT EXECUTE ON FUNCTION optimization_mode_for_acodekeyl(par_acodekeyl t_addressed_code_key_by_lng, par_determination_preference_mask integer, par_imperative_or_mask integer) TO user_db&lt;&lt;$db_name$&gt;&gt;_app&lt;&lt;$app_name$&gt;&gt;_data_admin, user_db&lt;&lt;$db_name$&gt;&gt;_app&lt;&lt;$app_name$&gt;&gt;_data_reader;">
            <text:p>GRANT EXECUTE ON FUNCTION optimization_mode_for_acodekeyl(par_acodekeyl t_addressed_code_key_by_lng, par_determination_preference_mask integer, par_imperative_or_mask integer) TO user_db&lt;&lt;$db_name$&gt;&gt;_app&lt;&lt;$app_name$&gt;&gt;_data_admin, user_db&lt;&lt;$db_name$&gt;&gt;_app&lt;&lt;$app_name$&gt;&gt;_data_reader;</text:p>
          </table:table-cell>
          <table:table-cell/>
          <table:table-cell table:style-name="Default" table:formula="of:=IF(OR(LEFT([.E50];3)=&quot;-- &quot;;[.E50]=&quot;&quot;);IF([.E50]=&quot;&quot;;&quot;&quot;;[.E50]);&quot;DROP FUNCTION IF EXISTS &quot; &amp; [.E50] &amp; &quot;;&quot;)" office:value-type="string" office:string-value="DROP FUNCTION IF EXISTS optimization_mode_for_acodekeyl(par_acodekeyl t_addressed_code_key_by_lng, par_determination_preference_mask integer, par_imperative_or_mask integer);">
            <text:p>DROP FUNCTION IF EXISTS optimization_mode_for_acodekeyl(par_acodekeyl t_addressed_code_key_by_lng, par_determination_preference_mask integer, par_imperative_or_mask integer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optimize_acodekeyl(par_ifexists boolean, par_acodekeyl t_addressed_code_key_by_lng, par_determination_preference_mask integer, par_imperative_or_mask integer)</text:p>
          </table:table-cell>
          <table:table-cell/>
          <table:table-cell table:style-name="Default" table:formula="of:=IF(OR(LEFT([.E51];3)=&quot;-- &quot;;[.E51]=&quot;&quot;);IF([.E51]=&quot;&quot;;&quot;&quot;;[.E51]);&quot;GRANT EXECUTE ON FUNCTION &quot; &amp; [.E51] &amp; &quot; &quot; &amp; IF([.C51]=&quot;admin&quot;;&quot; TO user_db&lt;&lt;$db_name$&gt;&gt;_app&lt;&lt;$app_name$&gt;&gt;_data_admin;&quot;;IF([.C51]=&quot;read&quot;;&quot;TO user_db&lt;&lt;$db_name$&gt;&gt;_app&lt;&lt;$app_name$&gt;&gt;_data_admin, user_db&lt;&lt;$db_name$&gt;&gt;_app&lt;&lt;$app_name$&gt;&gt;_data_reader;&quot;;IF([.C51]=&quot;public&quot;;&quot;TO PUBLIC;&quot;;&quot;error;&quot;))))" office:value-type="string" office:string-value="GRANT EXECUTE ON FUNCTION optimize_acodekeyl(par_ifexists boolean, par_acodekeyl t_addressed_code_key_by_lng, par_determination_preference_mask integer, par_imperative_or_mask integer) TO user_db&lt;&lt;$db_name$&gt;&gt;_app&lt;&lt;$app_name$&gt;&gt;_data_admin, user_db&lt;&lt;$db_name$&gt;&gt;_app&lt;&lt;$app_name$&gt;&gt;_data_reader;">
            <text:p>GRANT EXECUTE ON FUNCTION optimize_acodekeyl(par_ifexists boolean, par_acodekeyl t_addressed_code_key_by_lng, par_determination_preference_mask integer, par_imperative_or_mask integer) TO user_db&lt;&lt;$db_name$&gt;&gt;_app&lt;&lt;$app_name$&gt;&gt;_data_admin, user_db&lt;&lt;$db_name$&gt;&gt;_app&lt;&lt;$app_name$&gt;&gt;_data_reader;</text:p>
          </table:table-cell>
          <table:table-cell/>
          <table:table-cell table:style-name="Default" table:formula="of:=IF(OR(LEFT([.E51];3)=&quot;-- &quot;;[.E51]=&quot;&quot;);IF([.E51]=&quot;&quot;;&quot;&quot;;[.E51]);&quot;DROP FUNCTION IF EXISTS &quot; &amp; [.E51] &amp; &quot;;&quot;)" office:value-type="string" office:string-value="DROP FUNCTION IF EXISTS optimize_acodekeyl(par_ifexists boolean, par_acodekeyl t_addressed_code_key_by_lng, par_determination_preference_mask integer, par_imperative_or_mask integer);">
            <text:p>DROP FUNCTION IF EXISTS optimize_acodekeyl(par_ifexists boolean, par_acodekeyl t_addressed_code_key_by_lng, par_determination_preference_mask integer, par_imperative_or_mask integer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optimize_acodekeyl(par_ifexists boolean, par_acodekeyl t_addressed_code_key_by_lng)</text:p>
          </table:table-cell>
          <table:table-cell/>
          <table:table-cell table:style-name="Default" table:formula="of:=IF(OR(LEFT([.E52];3)=&quot;-- &quot;;[.E52]=&quot;&quot;);IF([.E52]=&quot;&quot;;&quot;&quot;;[.E52]);&quot;GRANT EXECUTE ON FUNCTION &quot; &amp; [.E52] &amp; &quot; &quot; &amp; IF([.C52]=&quot;admin&quot;;&quot; TO user_db&lt;&lt;$db_name$&gt;&gt;_app&lt;&lt;$app_name$&gt;&gt;_data_admin;&quot;;IF([.C52]=&quot;read&quot;;&quot;TO user_db&lt;&lt;$db_name$&gt;&gt;_app&lt;&lt;$app_name$&gt;&gt;_data_admin, user_db&lt;&lt;$db_name$&gt;&gt;_app&lt;&lt;$app_name$&gt;&gt;_data_reader;&quot;;IF([.C52]=&quot;public&quot;;&quot;TO PUBLIC;&quot;;&quot;error;&quot;))))" office:value-type="string" office:string-value="GRANT EXECUTE ON FUNCTION optimize_acodekeyl(par_ifexists boolean, par_acodekeyl t_addressed_code_key_by_lng) TO user_db&lt;&lt;$db_name$&gt;&gt;_app&lt;&lt;$app_name$&gt;&gt;_data_admin, user_db&lt;&lt;$db_name$&gt;&gt;_app&lt;&lt;$app_name$&gt;&gt;_data_reader;">
            <text:p>GRANT EXECUTE ON FUNCTION optimize_acodekeyl(par_ifexists boolean, par_acodekeyl t_addressed_code_key_by_lng) TO user_db&lt;&lt;$db_name$&gt;&gt;_app&lt;&lt;$app_name$&gt;&gt;_data_admin, user_db&lt;&lt;$db_name$&gt;&gt;_app&lt;&lt;$app_name$&gt;&gt;_data_reader;</text:p>
          </table:table-cell>
          <table:table-cell/>
          <table:table-cell table:style-name="Default" table:formula="of:=IF(OR(LEFT([.E52];3)=&quot;-- &quot;;[.E52]=&quot;&quot;);IF([.E52]=&quot;&quot;;&quot;&quot;;[.E52]);&quot;DROP FUNCTION IF EXISTS &quot; &amp; [.E52] &amp; &quot;;&quot;)" office:value-type="string" office:string-value="DROP FUNCTION IF EXISTS optimize_acodekeyl(par_ifexists boolean, par_acodekeyl t_addressed_code_key_by_lng);">
            <text:p>DROP FUNCTION IF EXISTS optimize_acodekeyl(par_ifexists boolean, par_acodekeyl t_addressed_code_key_by_lng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code_id_of(par_if_exists boolean, par_acodekeyl t_addressed_code_key_by_lng)</text:p>
          </table:table-cell>
          <table:table-cell/>
          <table:table-cell table:style-name="Default" table:formula="of:=IF(OR(LEFT([.E53];3)=&quot;-- &quot;;[.E53]=&quot;&quot;);IF([.E53]=&quot;&quot;;&quot;&quot;;[.E53]);&quot;GRANT EXECUTE ON FUNCTION &quot; &amp; [.E53] &amp; &quot; &quot; &amp; IF([.C53]=&quot;admin&quot;;&quot; TO user_db&lt;&lt;$db_name$&gt;&gt;_app&lt;&lt;$app_name$&gt;&gt;_data_admin;&quot;;IF([.C53]=&quot;read&quot;;&quot;TO user_db&lt;&lt;$db_name$&gt;&gt;_app&lt;&lt;$app_name$&gt;&gt;_data_admin, user_db&lt;&lt;$db_name$&gt;&gt;_app&lt;&lt;$app_name$&gt;&gt;_data_reader;&quot;;IF([.C53]=&quot;public&quot;;&quot;TO PUBLIC;&quot;;&quot;error;&quot;))))" office:value-type="string" office:string-value="GRANT EXECUTE ON FUNCTION code_id_of(par_if_exists boolean, par_acodekeyl t_addressed_code_key_by_lng) TO user_db&lt;&lt;$db_name$&gt;&gt;_app&lt;&lt;$app_name$&gt;&gt;_data_admin, user_db&lt;&lt;$db_name$&gt;&gt;_app&lt;&lt;$app_name$&gt;&gt;_data_reader;">
            <text:p>GRANT EXECUTE ON FUNCTION code_id_of(par_if_exists boolean, par_acodekeyl t_addressed_code_key_by_lng) TO user_db&lt;&lt;$db_name$&gt;&gt;_app&lt;&lt;$app_name$&gt;&gt;_data_admin, user_db&lt;&lt;$db_name$&gt;&gt;_app&lt;&lt;$app_name$&gt;&gt;_data_reader;</text:p>
          </table:table-cell>
          <table:table-cell/>
          <table:table-cell table:style-name="Default" table:formula="of:=IF(OR(LEFT([.E53];3)=&quot;-- &quot;;[.E53]=&quot;&quot;);IF([.E53]=&quot;&quot;;&quot;&quot;;[.E53]);&quot;DROP FUNCTION IF EXISTS &quot; &amp; [.E53] &amp; &quot;;&quot;)" office:value-type="string" office:string-value="DROP FUNCTION IF EXISTS code_id_of(par_if_exists boolean, par_acodekeyl t_addressed_code_key_by_lng);">
            <text:p>DROP FUNCTION IF EXISTS code_id_of(par_if_exists boolean, par_acodekeyl t_addressed_code_key_by_lng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code_id_of_undefined()</text:p>
          </table:table-cell>
          <table:table-cell/>
          <table:table-cell table:style-name="Default" table:formula="of:=IF(OR(LEFT([.E54];3)=&quot;-- &quot;;[.E54]=&quot;&quot;);IF([.E54]=&quot;&quot;;&quot;&quot;;[.E54]);&quot;GRANT EXECUTE ON FUNCTION &quot; &amp; [.E54] &amp; &quot; &quot; &amp; IF([.C54]=&quot;admin&quot;;&quot; TO user_db&lt;&lt;$db_name$&gt;&gt;_app&lt;&lt;$app_name$&gt;&gt;_data_admin;&quot;;IF([.C54]=&quot;read&quot;;&quot;TO user_db&lt;&lt;$db_name$&gt;&gt;_app&lt;&lt;$app_name$&gt;&gt;_data_admin, user_db&lt;&lt;$db_name$&gt;&gt;_app&lt;&lt;$app_name$&gt;&gt;_data_reader;&quot;;IF([.C54]=&quot;public&quot;;&quot;TO PUBLIC;&quot;;&quot;error;&quot;))))" office:value-type="string" office:string-value="GRANT EXECUTE ON FUNCTION code_id_of_undefined() TO user_db&lt;&lt;$db_name$&gt;&gt;_app&lt;&lt;$app_name$&gt;&gt;_data_admin, user_db&lt;&lt;$db_name$&gt;&gt;_app&lt;&lt;$app_name$&gt;&gt;_data_reader;">
            <text:p>GRANT EXECUTE ON FUNCTION code_id_of_undefined() TO user_db&lt;&lt;$db_name$&gt;&gt;_app&lt;&lt;$app_name$&gt;&gt;_data_admin, user_db&lt;&lt;$db_name$&gt;&gt;_app&lt;&lt;$app_name$&gt;&gt;_data_reader;</text:p>
          </table:table-cell>
          <table:table-cell/>
          <table:table-cell table:style-name="Default" table:formula="of:=IF(OR(LEFT([.E54];3)=&quot;-- &quot;;[.E54]=&quot;&quot;);IF([.E54]=&quot;&quot;;&quot;&quot;;[.E54]);&quot;DROP FUNCTION IF EXISTS &quot; &amp; [.E54] &amp; &quot;;&quot;)" office:value-type="string" office:string-value="DROP FUNCTION IF EXISTS code_id_of_undefined();">
            <text:p>DROP FUNCTION IF EXISTS code_id_of_undefined(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code_id_of_unclassified()</text:p>
          </table:table-cell>
          <table:table-cell/>
          <table:table-cell table:style-name="Default" table:formula="of:=IF(OR(LEFT([.E55];3)=&quot;-- &quot;;[.E55]=&quot;&quot;);IF([.E55]=&quot;&quot;;&quot;&quot;;[.E55]);&quot;GRANT EXECUTE ON FUNCTION &quot; &amp; [.E55] &amp; &quot; &quot; &amp; IF([.C55]=&quot;admin&quot;;&quot; TO user_db&lt;&lt;$db_name$&gt;&gt;_app&lt;&lt;$app_name$&gt;&gt;_data_admin;&quot;;IF([.C55]=&quot;read&quot;;&quot;TO user_db&lt;&lt;$db_name$&gt;&gt;_app&lt;&lt;$app_name$&gt;&gt;_data_admin, user_db&lt;&lt;$db_name$&gt;&gt;_app&lt;&lt;$app_name$&gt;&gt;_data_reader;&quot;;IF([.C55]=&quot;public&quot;;&quot;TO PUBLIC;&quot;;&quot;error;&quot;))))" office:value-type="string" office:string-value="GRANT EXECUTE ON FUNCTION code_id_of_unclassified() TO user_db&lt;&lt;$db_name$&gt;&gt;_app&lt;&lt;$app_name$&gt;&gt;_data_admin, user_db&lt;&lt;$db_name$&gt;&gt;_app&lt;&lt;$app_name$&gt;&gt;_data_reader;">
            <text:p>GRANT EXECUTE ON FUNCTION code_id_of_unclassified() TO user_db&lt;&lt;$db_name$&gt;&gt;_app&lt;&lt;$app_name$&gt;&gt;_data_admin, user_db&lt;&lt;$db_name$&gt;&gt;_app&lt;&lt;$app_name$&gt;&gt;_data_reader;</text:p>
          </table:table-cell>
          <table:table-cell/>
          <table:table-cell table:style-name="Default" table:formula="of:=IF(OR(LEFT([.E55];3)=&quot;-- &quot;;[.E55]=&quot;&quot;);IF([.E55]=&quot;&quot;;&quot;&quot;;[.E55]);&quot;DROP FUNCTION IF EXISTS &quot; &amp; [.E55] &amp; &quot;;&quot;)" office:value-type="string" office:string-value="DROP FUNCTION IF EXISTS code_id_of_unclassified();">
            <text:p>DROP FUNCTION IF EXISTS code_id_of_unclassified(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code_id_of_error()</text:p>
          </table:table-cell>
          <table:table-cell/>
          <table:table-cell table:style-name="Default" table:formula="of:=IF(OR(LEFT([.E56];3)=&quot;-- &quot;;[.E56]=&quot;&quot;);IF([.E56]=&quot;&quot;;&quot;&quot;;[.E56]);&quot;GRANT EXECUTE ON FUNCTION &quot; &amp; [.E56] &amp; &quot; &quot; &amp; IF([.C56]=&quot;admin&quot;;&quot; TO user_db&lt;&lt;$db_name$&gt;&gt;_app&lt;&lt;$app_name$&gt;&gt;_data_admin;&quot;;IF([.C56]=&quot;read&quot;;&quot;TO user_db&lt;&lt;$db_name$&gt;&gt;_app&lt;&lt;$app_name$&gt;&gt;_data_admin, user_db&lt;&lt;$db_name$&gt;&gt;_app&lt;&lt;$app_name$&gt;&gt;_data_reader;&quot;;IF([.C56]=&quot;public&quot;;&quot;TO PUBLIC;&quot;;&quot;error;&quot;))))" office:value-type="string" office:string-value="GRANT EXECUTE ON FUNCTION code_id_of_error() TO user_db&lt;&lt;$db_name$&gt;&gt;_app&lt;&lt;$app_name$&gt;&gt;_data_admin, user_db&lt;&lt;$db_name$&gt;&gt;_app&lt;&lt;$app_name$&gt;&gt;_data_reader;">
            <text:p>GRANT EXECUTE ON FUNCTION code_id_of_error() TO user_db&lt;&lt;$db_name$&gt;&gt;_app&lt;&lt;$app_name$&gt;&gt;_data_admin, user_db&lt;&lt;$db_name$&gt;&gt;_app&lt;&lt;$app_name$&gt;&gt;_data_reader;</text:p>
          </table:table-cell>
          <table:table-cell/>
          <table:table-cell table:style-name="Default" table:formula="of:=IF(OR(LEFT([.E56];3)=&quot;-- &quot;;[.E56]=&quot;&quot;);IF([.E56]=&quot;&quot;;&quot;&quot;;[.E56]);&quot;DROP FUNCTION IF EXISTS &quot; &amp; [.E56] &amp; &quot;;&quot;)" office:value-type="string" office:string-value="DROP FUNCTION IF EXISTS code_id_of_error();">
            <text:p>DROP FUNCTION IF EXISTS code_id_of_error(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code_id_of_ambiguous()</text:p>
          </table:table-cell>
          <table:table-cell/>
          <table:table-cell table:style-name="Default" table:formula="of:=IF(OR(LEFT([.E57];3)=&quot;-- &quot;;[.E57]=&quot;&quot;);IF([.E57]=&quot;&quot;;&quot;&quot;;[.E57]);&quot;GRANT EXECUTE ON FUNCTION &quot; &amp; [.E57] &amp; &quot; &quot; &amp; IF([.C57]=&quot;admin&quot;;&quot; TO user_db&lt;&lt;$db_name$&gt;&gt;_app&lt;&lt;$app_name$&gt;&gt;_data_admin;&quot;;IF([.C57]=&quot;read&quot;;&quot;TO user_db&lt;&lt;$db_name$&gt;&gt;_app&lt;&lt;$app_name$&gt;&gt;_data_admin, user_db&lt;&lt;$db_name$&gt;&gt;_app&lt;&lt;$app_name$&gt;&gt;_data_reader;&quot;;IF([.C57]=&quot;public&quot;;&quot;TO PUBLIC;&quot;;&quot;error;&quot;))))" office:value-type="string" office:string-value="GRANT EXECUTE ON FUNCTION code_id_of_ambiguous() TO user_db&lt;&lt;$db_name$&gt;&gt;_app&lt;&lt;$app_name$&gt;&gt;_data_admin, user_db&lt;&lt;$db_name$&gt;&gt;_app&lt;&lt;$app_name$&gt;&gt;_data_reader;">
            <text:p>GRANT EXECUTE ON FUNCTION code_id_of_ambiguous() TO user_db&lt;&lt;$db_name$&gt;&gt;_app&lt;&lt;$app_name$&gt;&gt;_data_admin, user_db&lt;&lt;$db_name$&gt;&gt;_app&lt;&lt;$app_name$&gt;&gt;_data_reader;</text:p>
          </table:table-cell>
          <table:table-cell/>
          <table:table-cell table:style-name="Default" table:formula="of:=IF(OR(LEFT([.E57];3)=&quot;-- &quot;;[.E57]=&quot;&quot;);IF([.E57]=&quot;&quot;;&quot;&quot;;[.E57]);&quot;DROP FUNCTION IF EXISTS &quot; &amp; [.E57] &amp; &quot;;&quot;)" office:value-type="string" office:string-value="DROP FUNCTION IF EXISTS code_id_of_ambiguous();">
            <text:p>DROP FUNCTION IF EXISTS code_id_of_ambiguous(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code_id_of_language(varchar)</text:p>
          </table:table-cell>
          <table:table-cell/>
          <table:table-cell table:style-name="Default" table:formula="of:=IF(OR(LEFT([.E58];3)=&quot;-- &quot;;[.E58]=&quot;&quot;);IF([.E58]=&quot;&quot;;&quot;&quot;;[.E58]);&quot;GRANT EXECUTE ON FUNCTION &quot; &amp; [.E58] &amp; &quot; &quot; &amp; IF([.C58]=&quot;admin&quot;;&quot; TO user_db&lt;&lt;$db_name$&gt;&gt;_app&lt;&lt;$app_name$&gt;&gt;_data_admin;&quot;;IF([.C58]=&quot;read&quot;;&quot;TO user_db&lt;&lt;$db_name$&gt;&gt;_app&lt;&lt;$app_name$&gt;&gt;_data_admin, user_db&lt;&lt;$db_name$&gt;&gt;_app&lt;&lt;$app_name$&gt;&gt;_data_reader;&quot;;IF([.C58]=&quot;public&quot;;&quot;TO PUBLIC;&quot;;&quot;error;&quot;))))" office:value-type="string" office:string-value="GRANT EXECUTE ON FUNCTION code_id_of_language(varchar) TO user_db&lt;&lt;$db_name$&gt;&gt;_app&lt;&lt;$app_name$&gt;&gt;_data_admin, user_db&lt;&lt;$db_name$&gt;&gt;_app&lt;&lt;$app_name$&gt;&gt;_data_reader;">
            <text:p>GRANT EXECUTE ON FUNCTION code_id_of_language(varchar) TO user_db&lt;&lt;$db_name$&gt;&gt;_app&lt;&lt;$app_name$&gt;&gt;_data_admin, user_db&lt;&lt;$db_name$&gt;&gt;_app&lt;&lt;$app_name$&gt;&gt;_data_reader;</text:p>
          </table:table-cell>
          <table:table-cell/>
          <table:table-cell table:style-name="Default" table:formula="of:=IF(OR(LEFT([.E58];3)=&quot;-- &quot;;[.E58]=&quot;&quot;);IF([.E58]=&quot;&quot;;&quot;&quot;;[.E58]);&quot;DROP FUNCTION IF EXISTS &quot; &amp; [.E58] &amp; &quot;;&quot;)" office:value-type="string" office:string-value="DROP FUNCTION IF EXISTS code_id_of_language(varchar);">
            <text:p>DROP FUNCTION IF EXISTS code_id_of_language(varchar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code_id_of_entity(entity_code_text varchar)</text:p>
          </table:table-cell>
          <table:table-cell/>
          <table:table-cell table:style-name="Default" table:formula="of:=IF(OR(LEFT([.E59];3)=&quot;-- &quot;;[.E59]=&quot;&quot;);IF([.E59]=&quot;&quot;;&quot;&quot;;[.E59]);&quot;GRANT EXECUTE ON FUNCTION &quot; &amp; [.E59] &amp; &quot; &quot; &amp; IF([.C59]=&quot;admin&quot;;&quot; TO user_db&lt;&lt;$db_name$&gt;&gt;_app&lt;&lt;$app_name$&gt;&gt;_data_admin;&quot;;IF([.C59]=&quot;read&quot;;&quot;TO user_db&lt;&lt;$db_name$&gt;&gt;_app&lt;&lt;$app_name$&gt;&gt;_data_admin, user_db&lt;&lt;$db_name$&gt;&gt;_app&lt;&lt;$app_name$&gt;&gt;_data_reader;&quot;;IF([.C59]=&quot;public&quot;;&quot;TO PUBLIC;&quot;;&quot;error;&quot;))))" office:value-type="string" office:string-value="GRANT EXECUTE ON FUNCTION code_id_of_entity(entity_code_text varchar) TO user_db&lt;&lt;$db_name$&gt;&gt;_app&lt;&lt;$app_name$&gt;&gt;_data_admin, user_db&lt;&lt;$db_name$&gt;&gt;_app&lt;&lt;$app_name$&gt;&gt;_data_reader;">
            <text:p>GRANT EXECUTE ON FUNCTION code_id_of_entity(entity_code_text varchar) TO user_db&lt;&lt;$db_name$&gt;&gt;_app&lt;&lt;$app_name$&gt;&gt;_data_admin, user_db&lt;&lt;$db_name$&gt;&gt;_app&lt;&lt;$app_name$&gt;&gt;_data_reader;</text:p>
          </table:table-cell>
          <table:table-cell/>
          <table:table-cell table:style-name="Default" table:formula="of:=IF(OR(LEFT([.E59];3)=&quot;-- &quot;;[.E59]=&quot;&quot;);IF([.E59]=&quot;&quot;;&quot;&quot;;[.E59]);&quot;DROP FUNCTION IF EXISTS &quot; &amp; [.E59] &amp; &quot;;&quot;)" office:value-type="string" office:string-value="DROP FUNCTION IF EXISTS code_id_of_entity(entity_code_text varchar);">
            <text:p>DROP FUNCTION IF EXISTS code_id_of_entity(entity_code_text varchar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codifier_id_of(par_if_exists boolean, par_cf_keyl t_code_key_by_lng)</text:p>
          </table:table-cell>
          <table:table-cell/>
          <table:table-cell table:style-name="Default" table:formula="of:=IF(OR(LEFT([.E60];3)=&quot;-- &quot;;[.E60]=&quot;&quot;);IF([.E60]=&quot;&quot;;&quot;&quot;;[.E60]);&quot;GRANT EXECUTE ON FUNCTION &quot; &amp; [.E60] &amp; &quot; &quot; &amp; IF([.C60]=&quot;admin&quot;;&quot; TO user_db&lt;&lt;$db_name$&gt;&gt;_app&lt;&lt;$app_name$&gt;&gt;_data_admin;&quot;;IF([.C60]=&quot;read&quot;;&quot;TO user_db&lt;&lt;$db_name$&gt;&gt;_app&lt;&lt;$app_name$&gt;&gt;_data_admin, user_db&lt;&lt;$db_name$&gt;&gt;_app&lt;&lt;$app_name$&gt;&gt;_data_reader;&quot;;IF([.C60]=&quot;public&quot;;&quot;TO PUBLIC;&quot;;&quot;error;&quot;))))" office:value-type="string" office:string-value="GRANT EXECUTE ON FUNCTION codifier_id_of(par_if_exists boolean, par_cf_keyl t_code_key_by_lng) TO user_db&lt;&lt;$db_name$&gt;&gt;_app&lt;&lt;$app_name$&gt;&gt;_data_admin, user_db&lt;&lt;$db_name$&gt;&gt;_app&lt;&lt;$app_name$&gt;&gt;_data_reader;">
            <text:p>GRANT EXECUTE ON FUNCTION codifier_id_of(par_if_exists boolean, par_cf_keyl t_code_key_by_lng) TO user_db&lt;&lt;$db_name$&gt;&gt;_app&lt;&lt;$app_name$&gt;&gt;_data_admin, user_db&lt;&lt;$db_name$&gt;&gt;_app&lt;&lt;$app_name$&gt;&gt;_data_reader;</text:p>
          </table:table-cell>
          <table:table-cell/>
          <table:table-cell table:style-name="Default" table:formula="of:=IF(OR(LEFT([.E60];3)=&quot;-- &quot;;[.E60]=&quot;&quot;);IF([.E60]=&quot;&quot;;&quot;&quot;;[.E60]);&quot;DROP FUNCTION IF EXISTS &quot; &amp; [.E60] &amp; &quot;;&quot;)" office:value-type="string" office:string-value="DROP FUNCTION IF EXISTS codifier_id_of(par_if_exists boolean, par_cf_keyl t_code_key_by_lng);">
            <text:p>DROP FUNCTION IF EXISTS codifier_id_of(par_if_exists boolean, par_cf_keyl t_code_key_by_lng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code_belongs_to_codifier(par_if_cf_exists boolean, par_acodekeyl t_addressed_code_key_by_lng)</text:p>
          </table:table-cell>
          <table:table-cell/>
          <table:table-cell table:style-name="Default" table:formula="of:=IF(OR(LEFT([.E61];3)=&quot;-- &quot;;[.E61]=&quot;&quot;);IF([.E61]=&quot;&quot;;&quot;&quot;;[.E61]);&quot;GRANT EXECUTE ON FUNCTION &quot; &amp; [.E61] &amp; &quot; &quot; &amp; IF([.C61]=&quot;admin&quot;;&quot; TO user_db&lt;&lt;$db_name$&gt;&gt;_app&lt;&lt;$app_name$&gt;&gt;_data_admin;&quot;;IF([.C61]=&quot;read&quot;;&quot;TO user_db&lt;&lt;$db_name$&gt;&gt;_app&lt;&lt;$app_name$&gt;&gt;_data_admin, user_db&lt;&lt;$db_name$&gt;&gt;_app&lt;&lt;$app_name$&gt;&gt;_data_reader;&quot;;IF([.C61]=&quot;public&quot;;&quot;TO PUBLIC;&quot;;&quot;error;&quot;))))" office:value-type="string" office:string-value="GRANT EXECUTE ON FUNCTION code_belongs_to_codifier(par_if_cf_exists boolean, par_acodekeyl t_addressed_code_key_by_lng) TO user_db&lt;&lt;$db_name$&gt;&gt;_app&lt;&lt;$app_name$&gt;&gt;_data_admin, user_db&lt;&lt;$db_name$&gt;&gt;_app&lt;&lt;$app_name$&gt;&gt;_data_reader;">
            <text:p>GRANT EXECUTE ON FUNCTION code_belongs_to_codifier(par_if_cf_exists boolean, par_acodekeyl t_addressed_code_key_by_lng) TO user_db&lt;&lt;$db_name$&gt;&gt;_app&lt;&lt;$app_name$&gt;&gt;_data_admin, user_db&lt;&lt;$db_name$&gt;&gt;_app&lt;&lt;$app_name$&gt;&gt;_data_reader;</text:p>
          </table:table-cell>
          <table:table-cell/>
          <table:table-cell table:style-name="Default" table:formula="of:=IF(OR(LEFT([.E61];3)=&quot;-- &quot;;[.E61]=&quot;&quot;);IF([.E61]=&quot;&quot;;&quot;&quot;;[.E61]);&quot;DROP FUNCTION IF EXISTS &quot; &amp; [.E61] &amp; &quot;;&quot;)" office:value-type="string" office:string-value="DROP FUNCTION IF EXISTS code_belongs_to_codifier(par_if_cf_exists boolean, par_acodekeyl t_addressed_code_key_by_lng);">
            <text:p>DROP FUNCTION IF EXISTS code_belongs_to_codifier(par_if_cf_exists boolean, par_acodekeyl t_addressed_code_key_by_lng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get_code(par_if_exists boolean, par_key t_addressed_code_key_by_lng)</text:p>
          </table:table-cell>
          <table:table-cell/>
          <table:table-cell table:style-name="Default" table:formula="of:=IF(OR(LEFT([.E62];3)=&quot;-- &quot;;[.E62]=&quot;&quot;);IF([.E62]=&quot;&quot;;&quot;&quot;;[.E62]);&quot;GRANT EXECUTE ON FUNCTION &quot; &amp; [.E62] &amp; &quot; &quot; &amp; IF([.C62]=&quot;admin&quot;;&quot; TO user_db&lt;&lt;$db_name$&gt;&gt;_app&lt;&lt;$app_name$&gt;&gt;_data_admin;&quot;;IF([.C62]=&quot;read&quot;;&quot;TO user_db&lt;&lt;$db_name$&gt;&gt;_app&lt;&lt;$app_name$&gt;&gt;_data_admin, user_db&lt;&lt;$db_name$&gt;&gt;_app&lt;&lt;$app_name$&gt;&gt;_data_reader;&quot;;IF([.C62]=&quot;public&quot;;&quot;TO PUBLIC;&quot;;&quot;error;&quot;))))" office:value-type="string" office:string-value="GRANT EXECUTE ON FUNCTION get_code(par_if_exists boolean, par_key t_addressed_code_key_by_lng) TO user_db&lt;&lt;$db_name$&gt;&gt;_app&lt;&lt;$app_name$&gt;&gt;_data_admin, user_db&lt;&lt;$db_name$&gt;&gt;_app&lt;&lt;$app_name$&gt;&gt;_data_reader;">
            <text:p>GRANT EXECUTE ON FUNCTION get_code(par_if_exists boolean, par_key t_addressed_code_key_by_lng) TO user_db&lt;&lt;$db_name$&gt;&gt;_app&lt;&lt;$app_name$&gt;&gt;_data_admin, user_db&lt;&lt;$db_name$&gt;&gt;_app&lt;&lt;$app_name$&gt;&gt;_data_reader;</text:p>
          </table:table-cell>
          <table:table-cell/>
          <table:table-cell table:style-name="Default" table:formula="of:=IF(OR(LEFT([.E62];3)=&quot;-- &quot;;[.E62]=&quot;&quot;);IF([.E62]=&quot;&quot;;&quot;&quot;;[.E62]);&quot;DROP FUNCTION IF EXISTS &quot; &amp; [.E62] &amp; &quot;;&quot;)" office:value-type="string" office:string-value="DROP FUNCTION IF EXISTS get_code(par_if_exists boolean, par_key t_addressed_code_key_by_lng);">
            <text:p>DROP FUNCTION IF EXISTS get_code(par_if_exists boolean, par_key t_addressed_code_key_by_lng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codifier_default_code(par_if_exists boolean, par_cf_keyl t_code_key_by_lng)</text:p>
          </table:table-cell>
          <table:table-cell/>
          <table:table-cell table:style-name="Default" table:formula="of:=IF(OR(LEFT([.E63];3)=&quot;-- &quot;;[.E63]=&quot;&quot;);IF([.E63]=&quot;&quot;;&quot;&quot;;[.E63]);&quot;GRANT EXECUTE ON FUNCTION &quot; &amp; [.E63] &amp; &quot; &quot; &amp; IF([.C63]=&quot;admin&quot;;&quot; TO user_db&lt;&lt;$db_name$&gt;&gt;_app&lt;&lt;$app_name$&gt;&gt;_data_admin;&quot;;IF([.C63]=&quot;read&quot;;&quot;TO user_db&lt;&lt;$db_name$&gt;&gt;_app&lt;&lt;$app_name$&gt;&gt;_data_admin, user_db&lt;&lt;$db_name$&gt;&gt;_app&lt;&lt;$app_name$&gt;&gt;_data_reader;&quot;;IF([.C63]=&quot;public&quot;;&quot;TO PUBLIC;&quot;;&quot;error;&quot;))))" office:value-type="string" office:string-value="GRANT EXECUTE ON FUNCTION codifier_default_code(par_if_exists boolean, par_cf_keyl t_code_key_by_lng) TO user_db&lt;&lt;$db_name$&gt;&gt;_app&lt;&lt;$app_name$&gt;&gt;_data_admin, user_db&lt;&lt;$db_name$&gt;&gt;_app&lt;&lt;$app_name$&gt;&gt;_data_reader;">
            <text:p>GRANT EXECUTE ON FUNCTION codifier_default_code(par_if_exists boolean, par_cf_keyl t_code_key_by_lng) TO user_db&lt;&lt;$db_name$&gt;&gt;_app&lt;&lt;$app_name$&gt;&gt;_data_admin, user_db&lt;&lt;$db_name$&gt;&gt;_app&lt;&lt;$app_name$&gt;&gt;_data_reader;</text:p>
          </table:table-cell>
          <table:table-cell/>
          <table:table-cell table:style-name="Default" table:formula="of:=IF(OR(LEFT([.E63];3)=&quot;-- &quot;;[.E63]=&quot;&quot;);IF([.E63]=&quot;&quot;;&quot;&quot;;[.E63]);&quot;DROP FUNCTION IF EXISTS &quot; &amp; [.E63] &amp; &quot;;&quot;)" office:value-type="string" office:string-value="DROP FUNCTION IF EXISTS codifier_default_code(par_if_exists boolean, par_cf_keyl t_code_key_by_lng);">
            <text:p>DROP FUNCTION IF EXISTS codifier_default_code(par_if_exists boolean, par_cf_keyl t_code_key_by_lng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get_codes_l(par_key t_code_key_by_lng)</text:p>
          </table:table-cell>
          <table:table-cell/>
          <table:table-cell table:style-name="Default" table:formula="of:=IF(OR(LEFT([.E64];3)=&quot;-- &quot;;[.E64]=&quot;&quot;);IF([.E64]=&quot;&quot;;&quot;&quot;;[.E64]);&quot;GRANT EXECUTE ON FUNCTION &quot; &amp; [.E64] &amp; &quot; &quot; &amp; IF([.C64]=&quot;admin&quot;;&quot; TO user_db&lt;&lt;$db_name$&gt;&gt;_app&lt;&lt;$app_name$&gt;&gt;_data_admin;&quot;;IF([.C64]=&quot;read&quot;;&quot;TO user_db&lt;&lt;$db_name$&gt;&gt;_app&lt;&lt;$app_name$&gt;&gt;_data_admin, user_db&lt;&lt;$db_name$&gt;&gt;_app&lt;&lt;$app_name$&gt;&gt;_data_reader;&quot;;IF([.C64]=&quot;public&quot;;&quot;TO PUBLIC;&quot;;&quot;error;&quot;))))" office:value-type="string" office:string-value="GRANT EXECUTE ON FUNCTION get_codes_l(par_key t_code_key_by_lng) TO user_db&lt;&lt;$db_name$&gt;&gt;_app&lt;&lt;$app_name$&gt;&gt;_data_admin, user_db&lt;&lt;$db_name$&gt;&gt;_app&lt;&lt;$app_name$&gt;&gt;_data_reader;">
            <text:p>GRANT EXECUTE ON FUNCTION get_codes_l(par_key t_code_key_by_lng) TO user_db&lt;&lt;$db_name$&gt;&gt;_app&lt;&lt;$app_name$&gt;&gt;_data_admin, user_db&lt;&lt;$db_name$&gt;&gt;_app&lt;&lt;$app_name$&gt;&gt;_data_reader;</text:p>
          </table:table-cell>
          <table:table-cell/>
          <table:table-cell table:style-name="Default" table:formula="of:=IF(OR(LEFT([.E64];3)=&quot;-- &quot;;[.E64]=&quot;&quot;);IF([.E64]=&quot;&quot;;&quot;&quot;;[.E64]);&quot;DROP FUNCTION IF EXISTS &quot; &amp; [.E64] &amp; &quot;;&quot;)" office:value-type="string" office:string-value="DROP FUNCTION IF EXISTS get_codes_l(par_key t_code_key_by_lng);">
            <text:p>DROP FUNCTION IF EXISTS get_codes_l(par_key t_code_key_by_lng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get_nonplaincode_by_str(par_codifier varchar)</text:p>
          </table:table-cell>
          <table:table-cell/>
          <table:table-cell table:style-name="Default" table:formula="of:=IF(OR(LEFT([.E65];3)=&quot;-- &quot;;[.E65]=&quot;&quot;);IF([.E65]=&quot;&quot;;&quot;&quot;;[.E65]);&quot;GRANT EXECUTE ON FUNCTION &quot; &amp; [.E65] &amp; &quot; &quot; &amp; IF([.C65]=&quot;admin&quot;;&quot; TO user_db&lt;&lt;$db_name$&gt;&gt;_app&lt;&lt;$app_name$&gt;&gt;_data_admin;&quot;;IF([.C65]=&quot;read&quot;;&quot;TO user_db&lt;&lt;$db_name$&gt;&gt;_app&lt;&lt;$app_name$&gt;&gt;_data_admin, user_db&lt;&lt;$db_name$&gt;&gt;_app&lt;&lt;$app_name$&gt;&gt;_data_reader;&quot;;IF([.C65]=&quot;public&quot;;&quot;TO PUBLIC;&quot;;&quot;error;&quot;))))" office:value-type="string" office:string-value="GRANT EXECUTE ON FUNCTION get_nonplaincode_by_str(par_codifier varchar) TO user_db&lt;&lt;$db_name$&gt;&gt;_app&lt;&lt;$app_name$&gt;&gt;_data_admin, user_db&lt;&lt;$db_name$&gt;&gt;_app&lt;&lt;$app_name$&gt;&gt;_data_reader;">
            <text:p>GRANT EXECUTE ON FUNCTION get_nonplaincode_by_str(par_codifier varchar) TO user_db&lt;&lt;$db_name$&gt;&gt;_app&lt;&lt;$app_name$&gt;&gt;_data_admin, user_db&lt;&lt;$db_name$&gt;&gt;_app&lt;&lt;$app_name$&gt;&gt;_data_reader;</text:p>
          </table:table-cell>
          <table:table-cell/>
          <table:table-cell table:style-name="Default" table:formula="of:=IF(OR(LEFT([.E65];3)=&quot;-- &quot;;[.E65]=&quot;&quot;);IF([.E65]=&quot;&quot;;&quot;&quot;;[.E65]);&quot;DROP FUNCTION IF EXISTS &quot; &amp; [.E65] &amp; &quot;;&quot;)" office:value-type="string" office:string-value="DROP FUNCTION IF EXISTS get_nonplaincode_by_str(par_codifier varchar);">
            <text:p>DROP FUNCTION IF EXISTS get_nonplaincode_by_str(par_codifier varchar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get_code_by_str(par_codifier varchar, par_code varchar)</text:p>
          </table:table-cell>
          <table:table-cell/>
          <table:table-cell table:style-name="Default" table:formula="of:=IF(OR(LEFT([.E66];3)=&quot;-- &quot;;[.E66]=&quot;&quot;);IF([.E66]=&quot;&quot;;&quot;&quot;;[.E66]);&quot;GRANT EXECUTE ON FUNCTION &quot; &amp; [.E66] &amp; &quot; &quot; &amp; IF([.C66]=&quot;admin&quot;;&quot; TO user_db&lt;&lt;$db_name$&gt;&gt;_app&lt;&lt;$app_name$&gt;&gt;_data_admin;&quot;;IF([.C66]=&quot;read&quot;;&quot;TO user_db&lt;&lt;$db_name$&gt;&gt;_app&lt;&lt;$app_name$&gt;&gt;_data_admin, user_db&lt;&lt;$db_name$&gt;&gt;_app&lt;&lt;$app_name$&gt;&gt;_data_reader;&quot;;IF([.C66]=&quot;public&quot;;&quot;TO PUBLIC;&quot;;&quot;error;&quot;))))" office:value-type="string" office:string-value="GRANT EXECUTE ON FUNCTION get_code_by_str(par_codifier varchar, par_code varchar) TO user_db&lt;&lt;$db_name$&gt;&gt;_app&lt;&lt;$app_name$&gt;&gt;_data_admin, user_db&lt;&lt;$db_name$&gt;&gt;_app&lt;&lt;$app_name$&gt;&gt;_data_reader;">
            <text:p>GRANT EXECUTE ON FUNCTION get_code_by_str(par_codifier varchar, par_code varchar) TO user_db&lt;&lt;$db_name$&gt;&gt;_app&lt;&lt;$app_name$&gt;&gt;_data_admin, user_db&lt;&lt;$db_name$&gt;&gt;_app&lt;&lt;$app_name$&gt;&gt;_data_reader;</text:p>
          </table:table-cell>
          <table:table-cell/>
          <table:table-cell table:style-name="Default" table:formula="of:=IF(OR(LEFT([.E66];3)=&quot;-- &quot;;[.E66]=&quot;&quot;);IF([.E66]=&quot;&quot;;&quot;&quot;;[.E66]);&quot;DROP FUNCTION IF EXISTS &quot; &amp; [.E66] &amp; &quot;;&quot;)" office:value-type="string" office:string-value="DROP FUNCTION IF EXISTS get_code_by_str(par_codifier varchar, par_code varchar);">
            <text:p>DROP FUNCTION IF EXISTS get_code_by_str(par_codifier varchar, par_code varchar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get_codes_of_codifier(par_acodekeyl t_addressed_code_key_by_lng)</text:p>
          </table:table-cell>
          <table:table-cell/>
          <table:table-cell table:style-name="Default" table:formula="of:=IF(OR(LEFT([.E67];3)=&quot;-- &quot;;[.E67]=&quot;&quot;);IF([.E67]=&quot;&quot;;&quot;&quot;;[.E67]);&quot;GRANT EXECUTE ON FUNCTION &quot; &amp; [.E67] &amp; &quot; &quot; &amp; IF([.C67]=&quot;admin&quot;;&quot; TO user_db&lt;&lt;$db_name$&gt;&gt;_app&lt;&lt;$app_name$&gt;&gt;_data_admin;&quot;;IF([.C67]=&quot;read&quot;;&quot;TO user_db&lt;&lt;$db_name$&gt;&gt;_app&lt;&lt;$app_name$&gt;&gt;_data_admin, user_db&lt;&lt;$db_name$&gt;&gt;_app&lt;&lt;$app_name$&gt;&gt;_data_reader;&quot;;IF([.C67]=&quot;public&quot;;&quot;TO PUBLIC;&quot;;&quot;error;&quot;))))" office:value-type="string" office:string-value="GRANT EXECUTE ON FUNCTION get_codes_of_codifier(par_acodekeyl t_addressed_code_key_by_lng) TO user_db&lt;&lt;$db_name$&gt;&gt;_app&lt;&lt;$app_name$&gt;&gt;_data_admin, user_db&lt;&lt;$db_name$&gt;&gt;_app&lt;&lt;$app_name$&gt;&gt;_data_reader;">
            <text:p>GRANT EXECUTE ON FUNCTION get_codes_of_codifier(par_acodekeyl t_addressed_code_key_by_lng) TO user_db&lt;&lt;$db_name$&gt;&gt;_app&lt;&lt;$app_name$&gt;&gt;_data_admin, user_db&lt;&lt;$db_name$&gt;&gt;_app&lt;&lt;$app_name$&gt;&gt;_data_reader;</text:p>
          </table:table-cell>
          <table:table-cell/>
          <table:table-cell table:style-name="Default" table:formula="of:=IF(OR(LEFT([.E67];3)=&quot;-- &quot;;[.E67]=&quot;&quot;);IF([.E67]=&quot;&quot;;&quot;&quot;;[.E67]);&quot;DROP FUNCTION IF EXISTS &quot; &amp; [.E67] &amp; &quot;;&quot;)" office:value-type="string" office:string-value="DROP FUNCTION IF EXISTS get_codes_of_codifier(par_acodekeyl t_addressed_code_key_by_lng);">
            <text:p>DROP FUNCTION IF EXISTS get_codes_of_codifier(par_acodekeyl t_addressed_code_key_by_lng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get_codifiers_of_code(par_acodekeyl t_addressed_code_key_by_lng)</text:p>
          </table:table-cell>
          <table:table-cell/>
          <table:table-cell table:style-name="Default" table:formula="of:=IF(OR(LEFT([.E68];3)=&quot;-- &quot;;[.E68]=&quot;&quot;);IF([.E68]=&quot;&quot;;&quot;&quot;;[.E68]);&quot;GRANT EXECUTE ON FUNCTION &quot; &amp; [.E68] &amp; &quot; &quot; &amp; IF([.C68]=&quot;admin&quot;;&quot; TO user_db&lt;&lt;$db_name$&gt;&gt;_app&lt;&lt;$app_name$&gt;&gt;_data_admin;&quot;;IF([.C68]=&quot;read&quot;;&quot;TO user_db&lt;&lt;$db_name$&gt;&gt;_app&lt;&lt;$app_name$&gt;&gt;_data_admin, user_db&lt;&lt;$db_name$&gt;&gt;_app&lt;&lt;$app_name$&gt;&gt;_data_reader;&quot;;IF([.C68]=&quot;public&quot;;&quot;TO PUBLIC;&quot;;&quot;error;&quot;))))" office:value-type="string" office:string-value="GRANT EXECUTE ON FUNCTION get_codifiers_of_code(par_acodekeyl t_addressed_code_key_by_lng) TO user_db&lt;&lt;$db_name$&gt;&gt;_app&lt;&lt;$app_name$&gt;&gt;_data_admin, user_db&lt;&lt;$db_name$&gt;&gt;_app&lt;&lt;$app_name$&gt;&gt;_data_reader;">
            <text:p>GRANT EXECUTE ON FUNCTION get_codifiers_of_code(par_acodekeyl t_addressed_code_key_by_lng) TO user_db&lt;&lt;$db_name$&gt;&gt;_app&lt;&lt;$app_name$&gt;&gt;_data_admin, user_db&lt;&lt;$db_name$&gt;&gt;_app&lt;&lt;$app_name$&gt;&gt;_data_reader;</text:p>
          </table:table-cell>
          <table:table-cell/>
          <table:table-cell table:style-name="Default" table:formula="of:=IF(OR(LEFT([.E68];3)=&quot;-- &quot;;[.E68]=&quot;&quot;);IF([.E68]=&quot;&quot;;&quot;&quot;;[.E68]);&quot;DROP FUNCTION IF EXISTS &quot; &amp; [.E68] &amp; &quot;;&quot;)" office:value-type="string" office:string-value="DROP FUNCTION IF EXISTS get_codifiers_of_code(par_acodekeyl t_addressed_code_key_by_lng);">
            <text:p>DROP FUNCTION IF EXISTS get_codifiers_of_code(par_acodekeyl t_addressed_code_key_by_lng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find_subcodes(par_if_exists boolean, par_cf_key t_addressed_code_key_by_lng, par_include_code_itself boolean, par_only_ones_not_reachable_from_elsewhere boolean)</text:p>
          </table:table-cell>
          <table:table-cell/>
          <table:table-cell table:style-name="Default" table:formula="of:=IF(OR(LEFT([.E69];3)=&quot;-- &quot;;[.E69]=&quot;&quot;);IF([.E69]=&quot;&quot;;&quot;&quot;;[.E69]);&quot;GRANT EXECUTE ON FUNCTION &quot; &amp; [.E69] &amp; &quot; &quot; &amp; IF([.C69]=&quot;admin&quot;;&quot; TO user_db&lt;&lt;$db_name$&gt;&gt;_app&lt;&lt;$app_name$&gt;&gt;_data_admin;&quot;;IF([.C69]=&quot;read&quot;;&quot;TO user_db&lt;&lt;$db_name$&gt;&gt;_app&lt;&lt;$app_name$&gt;&gt;_data_admin, user_db&lt;&lt;$db_name$&gt;&gt;_app&lt;&lt;$app_name$&gt;&gt;_data_reader;&quot;;IF([.C69]=&quot;public&quot;;&quot;TO PUBLIC;&quot;;&quot;error;&quot;))))" office:value-type="string" office:string-value="GRANT EXECUTE ON FUNCTION find_subcodes(par_if_exists boolean, par_cf_key t_addressed_code_key_by_lng, par_include_code_itself boolean, par_only_ones_not_reachable_from_elsewhere boolean) TO user_db&lt;&lt;$db_name$&gt;&gt;_app&lt;&lt;$app_name$&gt;&gt;_data_admin, user_db&lt;&lt;$db_name$&gt;&gt;_app&lt;&lt;$app_name$&gt;&gt;_data_reader;">
            <text:p>GRANT EXECUTE ON FUNCTION find_subcodes(par_if_exists boolean, par_cf_key t_addressed_code_key_by_lng, par_include_code_itself boolean, par_only_ones_not_reachable_from_elsewhere boolean) TO user_db&lt;&lt;$db_name$&gt;&gt;_app&lt;&lt;$app_name$&gt;&gt;_data_admin, user_db&lt;&lt;$db_name$&gt;&gt;_app&lt;&lt;$app_name$&gt;&gt;_data_reader;</text:p>
          </table:table-cell>
          <table:table-cell/>
          <table:table-cell table:style-name="Default" table:formula="of:=IF(OR(LEFT([.E69];3)=&quot;-- &quot;;[.E69]=&quot;&quot;);IF([.E69]=&quot;&quot;;&quot;&quot;;[.E69]);&quot;DROP FUNCTION IF EXISTS &quot; &amp; [.E69] &amp; &quot;;&quot;)" office:value-type="string" office:string-value="DROP FUNCTION IF EXISTS find_subcodes(par_if_exists boolean, par_cf_key t_addressed_code_key_by_lng, par_include_code_itself boolean, par_only_ones_not_reachable_from_elsewhere boolean);">
            <text:p>DROP FUNCTION IF EXISTS find_subcodes(par_if_exists boolean, par_cf_key t_addressed_code_key_by_lng, par_include_code_itself boolean, par_only_ones_not_reachable_from_elsewhere boolean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/>
          <table:table-cell/>
          <table:table-cell table:style-name="Default" table:formula="of:=IF(OR(LEFT([.E70];3)=&quot;-- &quot;;[.E70]=&quot;&quot;);IF([.E70]=&quot;&quot;;&quot;&quot;;[.E70]);&quot;GRANT EXECUTE ON FUNCTION &quot; &amp; [.E70] &amp; &quot; &quot; &amp; IF([.C70]=&quot;admin&quot;;&quot; TO user_db&lt;&lt;$db_name$&gt;&gt;_app&lt;&lt;$app_name$&gt;&gt;_data_admin;&quot;;IF([.C70]=&quot;read&quot;;&quot;TO user_db&lt;&lt;$db_name$&gt;&gt;_app&lt;&lt;$app_name$&gt;&gt;_data_admin, user_db&lt;&lt;$db_name$&gt;&gt;_app&lt;&lt;$app_name$&gt;&gt;_data_reader;&quot;;IF([.C70]=&quot;public&quot;;&quot;TO PUBLIC;&quot;;&quot;error;&quot;))))">
            <text:p/>
          </table:table-cell>
          <table:table-cell/>
          <table:table-cell table:style-name="Default" table:formula="of:=IF(OR(LEFT([.E70];3)=&quot;-- &quot;;[.E70]=&quot;&quot;);IF([.E70]=&quot;&quot;;&quot;&quot;;[.E70]);&quot;DROP FUNCTION IF EXISTS &quot; &amp; [.E70] &amp; &quot;;&quot;)">
            <text:p/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-- Administration functions:</text:p>
          </table:table-cell>
          <table:table-cell/>
          <table:table-cell table:style-name="Default" table:formula="of:=IF(OR(LEFT([.E71];3)=&quot;-- &quot;;[.E71]=&quot;&quot;);IF([.E71]=&quot;&quot;;&quot;&quot;;[.E71]);&quot;GRANT EXECUTE ON FUNCTION &quot; &amp; [.E71] &amp; &quot; &quot; &amp; IF([.C71]=&quot;admin&quot;;&quot; TO user_db&lt;&lt;$db_name$&gt;&gt;_app&lt;&lt;$app_name$&gt;&gt;_data_admin;&quot;;IF([.C71]=&quot;read&quot;;&quot;TO user_db&lt;&lt;$db_name$&gt;&gt;_app&lt;&lt;$app_name$&gt;&gt;_data_admin, user_db&lt;&lt;$db_name$&gt;&gt;_app&lt;&lt;$app_name$&gt;&gt;_data_reader;&quot;;IF([.C71]=&quot;public&quot;;&quot;TO PUBLIC;&quot;;&quot;error;&quot;))))" office:value-type="string" office:string-value="-- Administration functions:">
            <text:p>-- Administration functions:</text:p>
          </table:table-cell>
          <table:table-cell/>
          <table:table-cell table:style-name="Default" table:formula="of:=IF(OR(LEFT([.E71];3)=&quot;-- &quot;;[.E71]=&quot;&quot;);IF([.E71]=&quot;&quot;;&quot;&quot;;[.E71]);&quot;DROP FUNCTION IF EXISTS &quot; &amp; [.E71] &amp; &quot;;&quot;)" office:value-type="string" office:string-value="-- Administration functions:">
            <text:p>-- Administration functions: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/>
          <table:table-cell/>
          <table:table-cell table:style-name="Default" table:formula="of:=IF(OR(LEFT([.E72];3)=&quot;-- &quot;;[.E72]=&quot;&quot;);IF([.E72]=&quot;&quot;;&quot;&quot;;[.E72]);&quot;GRANT EXECUTE ON FUNCTION &quot; &amp; [.E72] &amp; &quot; &quot; &amp; IF([.C72]=&quot;admin&quot;;&quot; TO user_db&lt;&lt;$db_name$&gt;&gt;_app&lt;&lt;$app_name$&gt;&gt;_data_admin;&quot;;IF([.C72]=&quot;read&quot;;&quot;TO user_db&lt;&lt;$db_name$&gt;&gt;_app&lt;&lt;$app_name$&gt;&gt;_data_admin, user_db&lt;&lt;$db_name$&gt;&gt;_app&lt;&lt;$app_name$&gt;&gt;_data_reader;&quot;;IF([.C72]=&quot;public&quot;;&quot;TO PUBLIC;&quot;;&quot;error;&quot;))))">
            <text:p/>
          </table:table-cell>
          <table:table-cell/>
          <table:table-cell table:style-name="Default" table:formula="of:=IF(OR(LEFT([.E72];3)=&quot;-- &quot;;[.E72]=&quot;&quot;);IF([.E72]=&quot;&quot;;&quot;&quot;;[.E72]);&quot;DROP FUNCTION IF EXISTS &quot; &amp; [.E72] &amp; &quot;;&quot;)">
            <text:p/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admin</text:p>
          </table:table-cell>
          <table:table-cell/>
          <table:table-cell office:value-type="string">
            <text:p>remove_code(par_if_exists boolean, par_acodekeyl t_addressed_code_key_by_lng, par_remove_code boolean, par_cascade_remove_subcodes boolean, par_if_cascade__only_ones_not_reachable_from_elsewhere boolean)</text:p>
          </table:table-cell>
          <table:table-cell/>
          <table:table-cell table:style-name="Default" table:formula="of:=IF(OR(LEFT([.E73];3)=&quot;-- &quot;;[.E73]=&quot;&quot;);IF([.E73]=&quot;&quot;;&quot;&quot;;[.E73]);&quot;GRANT EXECUTE ON FUNCTION &quot; &amp; [.E73] &amp; &quot; &quot; &amp; IF([.C73]=&quot;admin&quot;;&quot; TO user_db&lt;&lt;$db_name$&gt;&gt;_app&lt;&lt;$app_name$&gt;&gt;_data_admin;&quot;;IF([.C73]=&quot;read&quot;;&quot;TO user_db&lt;&lt;$db_name$&gt;&gt;_app&lt;&lt;$app_name$&gt;&gt;_data_admin, user_db&lt;&lt;$db_name$&gt;&gt;_app&lt;&lt;$app_name$&gt;&gt;_data_reader;&quot;;IF([.C73]=&quot;public&quot;;&quot;TO PUBLIC;&quot;;&quot;error;&quot;))))" office:value-type="string" office:string-value="GRANT EXECUTE ON FUNCTION remove_code(par_if_exists boolean, par_acodekeyl t_addressed_code_key_by_lng, par_remove_code boolean, par_cascade_remove_subcodes boolean, par_if_cascade__only_ones_not_reachable_from_elsewhere boolean)  TO user_db&lt;&lt;$db_name$&gt;&gt;_app&lt;&lt;$app_name$&gt;&gt;_data_admin;">
            <text:p>GRANT EXECUTE ON FUNCTION remove_code(par_if_exists boolean, par_acodekeyl t_addressed_code_key_by_lng, par_remove_code boolean, par_cascade_remove_subcodes boolean, par_if_cascade__only_ones_not_reachable_from_elsewhere boolean) <text:s/>TO user_db&lt;&lt;$db_name$&gt;&gt;_app&lt;&lt;$app_name$&gt;&gt;_data_admin;</text:p>
          </table:table-cell>
          <table:table-cell/>
          <table:table-cell table:style-name="Default" table:formula="of:=IF(OR(LEFT([.E73];3)=&quot;-- &quot;;[.E73]=&quot;&quot;);IF([.E73]=&quot;&quot;;&quot;&quot;;[.E73]);&quot;DROP FUNCTION IF EXISTS &quot; &amp; [.E73] &amp; &quot;;&quot;)" office:value-type="string" office:string-value="DROP FUNCTION IF EXISTS remove_code(par_if_exists boolean, par_acodekeyl t_addressed_code_key_by_lng, par_remove_code boolean, par_cascade_remove_subcodes boolean, par_if_cascade__only_ones_not_reachable_from_elsewhere boolean);">
            <text:p>DROP FUNCTION IF EXISTS remove_code(par_if_exists boolean, par_acodekeyl t_addressed_code_key_by_lng, par_remove_code boolean, par_cascade_remove_subcodes boolean, par_if_cascade__only_ones_not_reachable_from_elsewhere boolean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admin</text:p>
          </table:table-cell>
          <table:table-cell/>
          <table:table-cell office:value-type="string">
            <text:p>bind_code_to_codifier(par_c_acodekeyl t_addressed_code_key_by_lng, par_cf_codekeyl t_code_key_by_lng, par_dflt boolean)</text:p>
          </table:table-cell>
          <table:table-cell/>
          <table:table-cell table:style-name="Default" table:formula="of:=IF(OR(LEFT([.E74];3)=&quot;-- &quot;;[.E74]=&quot;&quot;);IF([.E74]=&quot;&quot;;&quot;&quot;;[.E74]);&quot;GRANT EXECUTE ON FUNCTION &quot; &amp; [.E74] &amp; &quot; &quot; &amp; IF([.C74]=&quot;admin&quot;;&quot; TO user_db&lt;&lt;$db_name$&gt;&gt;_app&lt;&lt;$app_name$&gt;&gt;_data_admin;&quot;;IF([.C74]=&quot;read&quot;;&quot;TO user_db&lt;&lt;$db_name$&gt;&gt;_app&lt;&lt;$app_name$&gt;&gt;_data_admin, user_db&lt;&lt;$db_name$&gt;&gt;_app&lt;&lt;$app_name$&gt;&gt;_data_reader;&quot;;IF([.C74]=&quot;public&quot;;&quot;TO PUBLIC;&quot;;&quot;error;&quot;))))" office:value-type="string" office:string-value="GRANT EXECUTE ON FUNCTION bind_code_to_codifier(par_c_acodekeyl t_addressed_code_key_by_lng, par_cf_codekeyl t_code_key_by_lng, par_dflt boolean)  TO user_db&lt;&lt;$db_name$&gt;&gt;_app&lt;&lt;$app_name$&gt;&gt;_data_admin;">
            <text:p>GRANT EXECUTE ON FUNCTION bind_code_to_codifier(par_c_acodekeyl t_addressed_code_key_by_lng, par_cf_codekeyl t_code_key_by_lng, par_dflt boolean) <text:s/>TO user_db&lt;&lt;$db_name$&gt;&gt;_app&lt;&lt;$app_name$&gt;&gt;_data_admin;</text:p>
          </table:table-cell>
          <table:table-cell/>
          <table:table-cell table:style-name="Default" table:formula="of:=IF(OR(LEFT([.E74];3)=&quot;-- &quot;;[.E74]=&quot;&quot;);IF([.E74]=&quot;&quot;;&quot;&quot;;[.E74]);&quot;DROP FUNCTION IF EXISTS &quot; &amp; [.E74] &amp; &quot;;&quot;)" office:value-type="string" office:string-value="DROP FUNCTION IF EXISTS bind_code_to_codifier(par_c_acodekeyl t_addressed_code_key_by_lng, par_cf_codekeyl t_code_key_by_lng, par_dflt boolean);">
            <text:p>DROP FUNCTION IF EXISTS bind_code_to_codifier(par_c_acodekeyl t_addressed_code_key_by_lng, par_cf_codekeyl t_code_key_by_lng, par_dflt boolean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admin</text:p>
          </table:table-cell>
          <table:table-cell/>
          <table:table-cell office:value-type="string">
            <text:p>unbind_code_from_codifier(par_if_exists boolean, par_c_acodekeyl t_addressed_code_key_by_lng)</text:p>
          </table:table-cell>
          <table:table-cell/>
          <table:table-cell table:style-name="Default" table:formula="of:=IF(OR(LEFT([.E75];3)=&quot;-- &quot;;[.E75]=&quot;&quot;);IF([.E75]=&quot;&quot;;&quot;&quot;;[.E75]);&quot;GRANT EXECUTE ON FUNCTION &quot; &amp; [.E75] &amp; &quot; &quot; &amp; IF([.C75]=&quot;admin&quot;;&quot; TO user_db&lt;&lt;$db_name$&gt;&gt;_app&lt;&lt;$app_name$&gt;&gt;_data_admin;&quot;;IF([.C75]=&quot;read&quot;;&quot;TO user_db&lt;&lt;$db_name$&gt;&gt;_app&lt;&lt;$app_name$&gt;&gt;_data_admin, user_db&lt;&lt;$db_name$&gt;&gt;_app&lt;&lt;$app_name$&gt;&gt;_data_reader;&quot;;IF([.C75]=&quot;public&quot;;&quot;TO PUBLIC;&quot;;&quot;error;&quot;))))" office:value-type="string" office:string-value="GRANT EXECUTE ON FUNCTION unbind_code_from_codifier(par_if_exists boolean, par_c_acodekeyl t_addressed_code_key_by_lng)  TO user_db&lt;&lt;$db_name$&gt;&gt;_app&lt;&lt;$app_name$&gt;&gt;_data_admin;">
            <text:p>GRANT EXECUTE ON FUNCTION unbind_code_from_codifier(par_if_exists boolean, par_c_acodekeyl t_addressed_code_key_by_lng) <text:s/>TO user_db&lt;&lt;$db_name$&gt;&gt;_app&lt;&lt;$app_name$&gt;&gt;_data_admin;</text:p>
          </table:table-cell>
          <table:table-cell/>
          <table:table-cell table:style-name="Default" table:formula="of:=IF(OR(LEFT([.E75];3)=&quot;-- &quot;;[.E75]=&quot;&quot;);IF([.E75]=&quot;&quot;;&quot;&quot;;[.E75]);&quot;DROP FUNCTION IF EXISTS &quot; &amp; [.E75] &amp; &quot;;&quot;)" office:value-type="string" office:string-value="DROP FUNCTION IF EXISTS unbind_code_from_codifier(par_if_exists boolean, par_c_acodekeyl t_addressed_code_key_by_lng);">
            <text:p>DROP FUNCTION IF EXISTS unbind_code_from_codifier(par_if_exists boolean, par_c_acodekeyl t_addressed_code_key_by_lng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admin</text:p>
          </table:table-cell>
          <table:table-cell/>
          <table:table-cell office:value-type="string">
            <text:p>new_code_by_userseqs(par_code_construct code_construction_input, par_super_code t_code_key_by_lng, par_dflt_isit boolean, par_codifier_ids_seq_name varchar, par_plaincode_ids_seq_name varchar)</text:p>
          </table:table-cell>
          <table:table-cell/>
          <table:table-cell table:style-name="Default" table:formula="of:=IF(OR(LEFT([.E76];3)=&quot;-- &quot;;[.E76]=&quot;&quot;);IF([.E76]=&quot;&quot;;&quot;&quot;;[.E76]);&quot;GRANT EXECUTE ON FUNCTION &quot; &amp; [.E76] &amp; &quot; &quot; &amp; IF([.C76]=&quot;admin&quot;;&quot; TO user_db&lt;&lt;$db_name$&gt;&gt;_app&lt;&lt;$app_name$&gt;&gt;_data_admin;&quot;;IF([.C76]=&quot;read&quot;;&quot;TO user_db&lt;&lt;$db_name$&gt;&gt;_app&lt;&lt;$app_name$&gt;&gt;_data_admin, user_db&lt;&lt;$db_name$&gt;&gt;_app&lt;&lt;$app_name$&gt;&gt;_data_reader;&quot;;IF([.C76]=&quot;public&quot;;&quot;TO PUBLIC;&quot;;&quot;error;&quot;))))" office:value-type="string" office:string-value="GRANT EXECUTE ON FUNCTION new_code_by_userseqs(par_code_construct code_construction_input, par_super_code t_code_key_by_lng, par_dflt_isit boolean, par_codifier_ids_seq_name varchar, par_plaincode_ids_seq_name varchar)  TO user_db&lt;&lt;$db_name$&gt;&gt;_app&lt;&lt;$app_name$&gt;&gt;_data_admin;">
            <text:p>GRANT EXECUTE ON FUNCTION new_code_by_userseqs(par_code_construct code_construction_input, par_super_code t_code_key_by_lng, par_dflt_isit boolean, par_codifier_ids_seq_name varchar, par_plaincode_ids_seq_name varchar) <text:s/>TO user_db&lt;&lt;$db_name$&gt;&gt;_app&lt;&lt;$app_name$&gt;&gt;_data_admin;</text:p>
          </table:table-cell>
          <table:table-cell/>
          <table:table-cell table:style-name="Default" table:formula="of:=IF(OR(LEFT([.E76];3)=&quot;-- &quot;;[.E76]=&quot;&quot;);IF([.E76]=&quot;&quot;;&quot;&quot;;[.E76]);&quot;DROP FUNCTION IF EXISTS &quot; &amp; [.E76] &amp; &quot;;&quot;)" office:value-type="string" office:string-value="DROP FUNCTION IF EXISTS new_code_by_userseqs(par_code_construct code_construction_input, par_super_code t_code_key_by_lng, par_dflt_isit boolean, par_codifier_ids_seq_name varchar, par_plaincode_ids_seq_name varchar);">
            <text:p>DROP FUNCTION IF EXISTS new_code_by_userseqs(par_code_construct code_construction_input, par_super_code t_code_key_by_lng, par_dflt_isit boolean, par_codifier_ids_seq_name varchar, par_plaincode_ids_seq_name varchar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admin</text:p>
          </table:table-cell>
          <table:table-cell/>
          <table:table-cell office:value-type="string">
            <text:p>new_code(par_code_construct code_construction_input, par_super_code t_code_key_by_lng, par_dflt_isit boolean)</text:p>
          </table:table-cell>
          <table:table-cell/>
          <table:table-cell table:style-name="Default" table:formula="of:=IF(OR(LEFT([.E77];3)=&quot;-- &quot;;[.E77]=&quot;&quot;);IF([.E77]=&quot;&quot;;&quot;&quot;;[.E77]);&quot;GRANT EXECUTE ON FUNCTION &quot; &amp; [.E77] &amp; &quot; &quot; &amp; IF([.C77]=&quot;admin&quot;;&quot; TO user_db&lt;&lt;$db_name$&gt;&gt;_app&lt;&lt;$app_name$&gt;&gt;_data_admin;&quot;;IF([.C77]=&quot;read&quot;;&quot;TO user_db&lt;&lt;$db_name$&gt;&gt;_app&lt;&lt;$app_name$&gt;&gt;_data_admin, user_db&lt;&lt;$db_name$&gt;&gt;_app&lt;&lt;$app_name$&gt;&gt;_data_reader;&quot;;IF([.C77]=&quot;public&quot;;&quot;TO PUBLIC;&quot;;&quot;error;&quot;))))" office:value-type="string" office:string-value="GRANT EXECUTE ON FUNCTION new_code(par_code_construct code_construction_input, par_super_code t_code_key_by_lng, par_dflt_isit boolean)  TO user_db&lt;&lt;$db_name$&gt;&gt;_app&lt;&lt;$app_name$&gt;&gt;_data_admin;">
            <text:p>GRANT EXECUTE ON FUNCTION new_code(par_code_construct code_construction_input, par_super_code t_code_key_by_lng, par_dflt_isit boolean) <text:s/>TO user_db&lt;&lt;$db_name$&gt;&gt;_app&lt;&lt;$app_name$&gt;&gt;_data_admin;</text:p>
          </table:table-cell>
          <table:table-cell/>
          <table:table-cell table:style-name="Default" table:formula="of:=IF(OR(LEFT([.E77];3)=&quot;-- &quot;;[.E77]=&quot;&quot;);IF([.E77]=&quot;&quot;;&quot;&quot;;[.E77]);&quot;DROP FUNCTION IF EXISTS &quot; &amp; [.E77] &amp; &quot;;&quot;)" office:value-type="string" office:string-value="DROP FUNCTION IF EXISTS new_code(par_code_construct code_construction_input, par_super_code t_code_key_by_lng, par_dflt_isit boolean);">
            <text:p>DROP FUNCTION IF EXISTS new_code(par_code_construct code_construction_input, par_super_code t_code_key_by_lng, par_dflt_isit boolean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admin</text:p>
          </table:table-cell>
          <table:table-cell/>
          <table:table-cell office:value-type="string">
            <text:p>add_subcodes_under_codifier(par_cf t_code_key_by_lng, par_cf_dflt_codestr varchar, VARIADIC par_codes_array code_construction_input[])</text:p>
          </table:table-cell>
          <table:table-cell/>
          <table:table-cell table:style-name="Default" table:formula="of:=IF(OR(LEFT([.E78];3)=&quot;-- &quot;;[.E78]=&quot;&quot;);IF([.E78]=&quot;&quot;;&quot;&quot;;[.E78]);&quot;GRANT EXECUTE ON FUNCTION &quot; &amp; [.E78] &amp; &quot; &quot; &amp; IF([.C78]=&quot;admin&quot;;&quot; TO user_db&lt;&lt;$db_name$&gt;&gt;_app&lt;&lt;$app_name$&gt;&gt;_data_admin;&quot;;IF([.C78]=&quot;read&quot;;&quot;TO user_db&lt;&lt;$db_name$&gt;&gt;_app&lt;&lt;$app_name$&gt;&gt;_data_admin, user_db&lt;&lt;$db_name$&gt;&gt;_app&lt;&lt;$app_name$&gt;&gt;_data_reader;&quot;;IF([.C78]=&quot;public&quot;;&quot;TO PUBLIC;&quot;;&quot;error;&quot;))))" office:value-type="string" office:string-value="GRANT EXECUTE ON FUNCTION add_subcodes_under_codifier(par_cf t_code_key_by_lng, par_cf_dflt_codestr varchar, VARIADIC par_codes_array code_construction_input[])  TO user_db&lt;&lt;$db_name$&gt;&gt;_app&lt;&lt;$app_name$&gt;&gt;_data_admin;">
            <text:p>GRANT EXECUTE ON FUNCTION add_subcodes_under_codifier(par_cf t_code_key_by_lng, par_cf_dflt_codestr varchar, VARIADIC par_codes_array code_construction_input[]) <text:s/>TO user_db&lt;&lt;$db_name$&gt;&gt;_app&lt;&lt;$app_name$&gt;&gt;_data_admin;</text:p>
          </table:table-cell>
          <table:table-cell/>
          <table:table-cell table:style-name="Default" table:formula="of:=IF(OR(LEFT([.E78];3)=&quot;-- &quot;;[.E78]=&quot;&quot;);IF([.E78]=&quot;&quot;;&quot;&quot;;[.E78]);&quot;DROP FUNCTION IF EXISTS &quot; &amp; [.E78] &amp; &quot;;&quot;)" office:value-type="string" office:string-value="DROP FUNCTION IF EXISTS add_subcodes_under_codifier(par_cf t_code_key_by_lng, par_cf_dflt_codestr varchar, VARIADIC par_codes_array code_construction_input[]);">
            <text:p>DROP FUNCTION IF EXISTS add_subcodes_under_codifier(par_cf t_code_key_by_lng, par_cf_dflt_codestr varchar, VARIADIC par_codes_array code_construction_input[]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admin</text:p>
          </table:table-cell>
          <table:table-cell/>
          <table:table-cell office:value-type="string">
            <text:p>new_codifier_w_subcodes(par_super_cf t_code_key_by_lng, par_cf_construct code_construction_input, par_cf_dflt_codestr varchar, VARIADIC par_codes_array code_construction_input[])</text:p>
          </table:table-cell>
          <table:table-cell/>
          <table:table-cell table:style-name="Default" table:formula="of:=IF(OR(LEFT([.E79];3)=&quot;-- &quot;;[.E79]=&quot;&quot;);IF([.E79]=&quot;&quot;;&quot;&quot;;[.E79]);&quot;GRANT EXECUTE ON FUNCTION &quot; &amp; [.E79] &amp; &quot; &quot; &amp; IF([.C79]=&quot;admin&quot;;&quot; TO user_db&lt;&lt;$db_name$&gt;&gt;_app&lt;&lt;$app_name$&gt;&gt;_data_admin;&quot;;IF([.C79]=&quot;read&quot;;&quot;TO user_db&lt;&lt;$db_name$&gt;&gt;_app&lt;&lt;$app_name$&gt;&gt;_data_admin, user_db&lt;&lt;$db_name$&gt;&gt;_app&lt;&lt;$app_name$&gt;&gt;_data_reader;&quot;;IF([.C79]=&quot;public&quot;;&quot;TO PUBLIC;&quot;;&quot;error;&quot;))))" office:value-type="string" office:string-value="GRANT EXECUTE ON FUNCTION new_codifier_w_subcodes(par_super_cf t_code_key_by_lng, par_cf_construct code_construction_input, par_cf_dflt_codestr varchar, VARIADIC par_codes_array code_construction_input[])  TO user_db&lt;&lt;$db_name$&gt;&gt;_app&lt;&lt;$app_name$&gt;&gt;_data_admin;">
            <text:p>GRANT EXECUTE ON FUNCTION new_codifier_w_subcodes(par_super_cf t_code_key_by_lng, par_cf_construct code_construction_input, par_cf_dflt_codestr varchar, VARIADIC par_codes_array code_construction_input[]) <text:s/>TO user_db&lt;&lt;$db_name$&gt;&gt;_app&lt;&lt;$app_name$&gt;&gt;_data_admin;</text:p>
          </table:table-cell>
          <table:table-cell/>
          <table:table-cell table:style-name="Default" table:formula="of:=IF(OR(LEFT([.E79];3)=&quot;-- &quot;;[.E79]=&quot;&quot;);IF([.E79]=&quot;&quot;;&quot;&quot;;[.E79]);&quot;DROP FUNCTION IF EXISTS &quot; &amp; [.E79] &amp; &quot;;&quot;)" office:value-type="string" office:string-value="DROP FUNCTION IF EXISTS new_codifier_w_subcodes(par_super_cf t_code_key_by_lng, par_cf_construct code_construction_input, par_cf_dflt_codestr varchar, VARIADIC par_codes_array code_construction_input[]);">
            <text:p>DROP FUNCTION IF EXISTS new_codifier_w_subcodes(par_super_cf t_code_key_by_lng, par_cf_construct code_construction_input, par_cf_dflt_codestr varchar, VARIADIC par_codes_array code_construction_input[]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admin</text:p>
          </table:table-cell>
          <table:table-cell/>
          <table:table-cell office:value-type="string">
            <text:p>make_codifier_from_plaincode(par_if_exists boolean, par_reidentify boolean, par_cf t_code_key_by_lng, par_cf_new_type code_type)</text:p>
          </table:table-cell>
          <table:table-cell/>
          <table:table-cell table:style-name="Default" table:formula="of:=IF(OR(LEFT([.E80];3)=&quot;-- &quot;;[.E80]=&quot;&quot;);IF([.E80]=&quot;&quot;;&quot;&quot;;[.E80]);&quot;GRANT EXECUTE ON FUNCTION &quot; &amp; [.E80] &amp; &quot; &quot; &amp; IF([.C80]=&quot;admin&quot;;&quot; TO user_db&lt;&lt;$db_name$&gt;&gt;_app&lt;&lt;$app_name$&gt;&gt;_data_admin;&quot;;IF([.C80]=&quot;read&quot;;&quot;TO user_db&lt;&lt;$db_name$&gt;&gt;_app&lt;&lt;$app_name$&gt;&gt;_data_admin, user_db&lt;&lt;$db_name$&gt;&gt;_app&lt;&lt;$app_name$&gt;&gt;_data_reader;&quot;;IF([.C80]=&quot;public&quot;;&quot;TO PUBLIC;&quot;;&quot;error;&quot;))))" office:value-type="string" office:string-value="GRANT EXECUTE ON FUNCTION make_codifier_from_plaincode(par_if_exists boolean, par_reidentify boolean, par_cf t_code_key_by_lng, par_cf_new_type code_type)  TO user_db&lt;&lt;$db_name$&gt;&gt;_app&lt;&lt;$app_name$&gt;&gt;_data_admin;">
            <text:p>GRANT EXECUTE ON FUNCTION make_codifier_from_plaincode(par_if_exists boolean, par_reidentify boolean, par_cf t_code_key_by_lng, par_cf_new_type code_type) <text:s/>TO user_db&lt;&lt;$db_name$&gt;&gt;_app&lt;&lt;$app_name$&gt;&gt;_data_admin;</text:p>
          </table:table-cell>
          <table:table-cell/>
          <table:table-cell table:style-name="Default" table:formula="of:=IF(OR(LEFT([.E80];3)=&quot;-- &quot;;[.E80]=&quot;&quot;);IF([.E80]=&quot;&quot;;&quot;&quot;;[.E80]);&quot;DROP FUNCTION IF EXISTS &quot; &amp; [.E80] &amp; &quot;;&quot;)" office:value-type="string" office:string-value="DROP FUNCTION IF EXISTS make_codifier_from_plaincode(par_if_exists boolean, par_reidentify boolean, par_cf t_code_key_by_lng, par_cf_new_type code_type);">
            <text:p>DROP FUNCTION IF EXISTS make_codifier_from_plaincode(par_if_exists boolean, par_reidentify boolean, par_cf t_code_key_by_lng, par_cf_new_type code_type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admin</text:p>
          </table:table-cell>
          <table:table-cell/>
          <table:table-cell office:value-type="string">
            <text:p>make_codifier_from_plaincode_w_values(par_if_exists boolean, par_reidentify boolean, par_c t_code_key_by_lng, par_cf_new_type code_type, par_cf_dflt_codestr varchar, VARIADIC par_codes_array code_construction_input[])</text:p>
          </table:table-cell>
          <table:table-cell/>
          <table:table-cell table:style-name="Default" table:formula="of:=IF(OR(LEFT([.E81];3)=&quot;-- &quot;;[.E81]=&quot;&quot;);IF([.E81]=&quot;&quot;;&quot;&quot;;[.E81]);&quot;GRANT EXECUTE ON FUNCTION &quot; &amp; [.E81] &amp; &quot; &quot; &amp; IF([.C81]=&quot;admin&quot;;&quot; TO user_db&lt;&lt;$db_name$&gt;&gt;_app&lt;&lt;$app_name$&gt;&gt;_data_admin;&quot;;IF([.C81]=&quot;read&quot;;&quot;TO user_db&lt;&lt;$db_name$&gt;&gt;_app&lt;&lt;$app_name$&gt;&gt;_data_admin, user_db&lt;&lt;$db_name$&gt;&gt;_app&lt;&lt;$app_name$&gt;&gt;_data_reader;&quot;;IF([.C81]=&quot;public&quot;;&quot;TO PUBLIC;&quot;;&quot;error;&quot;))))" office:value-type="string" office:string-value="GRANT EXECUTE ON FUNCTION make_codifier_from_plaincode_w_values(par_if_exists boolean, par_reidentify boolean, par_c t_code_key_by_lng, par_cf_new_type code_type, par_cf_dflt_codestr varchar, VARIADIC par_codes_array code_construction_input[])  TO user_db&lt;&lt;$db_name$&gt;&gt;_app&lt;&lt;$app_name$&gt;&gt;_data_admin;">
            <text:p>GRANT EXECUTE ON FUNCTION make_codifier_from_plaincode_w_values(par_if_exists boolean, par_reidentify boolean, par_c t_code_key_by_lng, par_cf_new_type code_type, par_cf_dflt_codestr varchar, VARIADIC par_codes_array code_construction_input[]) <text:s/>TO user_db&lt;&lt;$db_name$&gt;&gt;_app&lt;&lt;$app_name$&gt;&gt;_data_admin;</text:p>
          </table:table-cell>
          <table:table-cell/>
          <table:table-cell table:style-name="Default" table:formula="of:=IF(OR(LEFT([.E81];3)=&quot;-- &quot;;[.E81]=&quot;&quot;);IF([.E81]=&quot;&quot;;&quot;&quot;;[.E81]);&quot;DROP FUNCTION IF EXISTS &quot; &amp; [.E81] &amp; &quot;;&quot;)" office:value-type="string" office:string-value="DROP FUNCTION IF EXISTS make_codifier_from_plaincode_w_values(par_if_exists boolean, par_reidentify boolean, par_c t_code_key_by_lng, par_cf_new_type code_type, par_cf_dflt_codestr varchar, VARIADIC par_codes_array code_construction_input[]);">
            <text:p>DROP FUNCTION IF EXISTS make_codifier_from_plaincode_w_values(par_if_exists boolean, par_reidentify boolean, par_c t_code_key_by_lng, par_cf_new_type code_type, par_cf_dflt_codestr varchar, VARIADIC par_codes_array code_construction_input[]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admin</text:p>
          </table:table-cell>
          <table:table-cell/>
          <table:table-cell office:value-type="string">
            <text:p>add_code_lng_names(par_if_exists boolean, par_c t_addressed_code_key_by_lng, VARIADIC par_codesnames_array name_construction_input[])</text:p>
          </table:table-cell>
          <table:table-cell/>
          <table:table-cell table:style-name="Default" table:formula="of:=IF(OR(LEFT([.E82];3)=&quot;-- &quot;;[.E82]=&quot;&quot;);IF([.E82]=&quot;&quot;;&quot;&quot;;[.E82]);&quot;GRANT EXECUTE ON FUNCTION &quot; &amp; [.E82] &amp; &quot; &quot; &amp; IF([.C82]=&quot;admin&quot;;&quot; TO user_db&lt;&lt;$db_name$&gt;&gt;_app&lt;&lt;$app_name$&gt;&gt;_data_admin;&quot;;IF([.C82]=&quot;read&quot;;&quot;TO user_db&lt;&lt;$db_name$&gt;&gt;_app&lt;&lt;$app_name$&gt;&gt;_data_admin, user_db&lt;&lt;$db_name$&gt;&gt;_app&lt;&lt;$app_name$&gt;&gt;_data_reader;&quot;;IF([.C82]=&quot;public&quot;;&quot;TO PUBLIC;&quot;;&quot;error;&quot;))))" office:value-type="string" office:string-value="GRANT EXECUTE ON FUNCTION add_code_lng_names(par_if_exists boolean, par_c t_addressed_code_key_by_lng, VARIADIC par_codesnames_array name_construction_input[])  TO user_db&lt;&lt;$db_name$&gt;&gt;_app&lt;&lt;$app_name$&gt;&gt;_data_admin;">
            <text:p>GRANT EXECUTE ON FUNCTION add_code_lng_names(par_if_exists boolean, par_c t_addressed_code_key_by_lng, VARIADIC par_codesnames_array name_construction_input[]) <text:s/>TO user_db&lt;&lt;$db_name$&gt;&gt;_app&lt;&lt;$app_name$&gt;&gt;_data_admin;</text:p>
          </table:table-cell>
          <table:table-cell/>
          <table:table-cell table:style-name="Default" table:formula="of:=IF(OR(LEFT([.E82];3)=&quot;-- &quot;;[.E82]=&quot;&quot;);IF([.E82]=&quot;&quot;;&quot;&quot;;[.E82]);&quot;DROP FUNCTION IF EXISTS &quot; &amp; [.E82] &amp; &quot;;&quot;)" office:value-type="string" office:string-value="DROP FUNCTION IF EXISTS add_code_lng_names(par_if_exists boolean, par_c t_addressed_code_key_by_lng, VARIADIC par_codesnames_array name_construction_input[]);">
            <text:p>DROP FUNCTION IF EXISTS add_code_lng_names(par_if_exists boolean, par_c t_addressed_code_key_by_lng, VARIADIC par_codesnames_array name_construction_input[]);</text:p>
          </table:table-cell>
          <table:table-cell table:number-columns-repeated="1015"/>
        </table:table-row>
        <table:table-row table:style-name="ro1" table:number-rows-repeated="654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ypes" table:style-name="ta1" table:print="false">
        <table:table-column table:style-name="co1" table:number-columns-repeated="5" table:default-cell-style-name="Default"/>
        <table:table-row table:style-name="ro1" table:number-rows-repeated="4">
          <table:table-cell table:number-columns-repeated="5"/>
        </table:table-row>
        <table:table-row table:style-name="ro1">
          <table:table-cell table:number-columns-repeated="2"/>
          <table:table-cell table:style-name="ce2" office:value-type="string">
            <text:p>Type or comment</text:p>
          </table:table-cell>
          <table:table-cell table:style-name="ce1"/>
          <table:table-cell table:style-name="ce2" office:value-type="string">
            <text:p>Drop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result_of_making_new_codifier_w_subcodes</text:p>
          </table:table-cell>
          <table:table-cell/>
          <table:table-cell table:formula="of:=IF(OR(LEFT([.C7];3)=&quot;-- &quot;;[.C7]=&quot;&quot;);IF([.C7]=&quot;&quot;;&quot;&quot;;[.C7]);&quot;DROP TYPE IF EXISTS &quot; &amp; [.C7] &amp; &quot;;&quot;)" office:value-type="string" office:string-value="DROP TYPE IF EXISTS result_of_making_new_codifier_w_subcodes;">
            <text:p>DROP TYPE IF EXISTS result_of_making_new_codifier_w_subcodes;</text:p>
          </table:table-cell>
        </table:table-row>
        <table:table-row table:style-name="ro1">
          <table:table-cell table:number-columns-repeated="2"/>
          <table:table-cell office:value-type="string">
            <text:p>code_construction_input</text:p>
          </table:table-cell>
          <table:table-cell/>
          <table:table-cell table:formula="of:=IF(OR(LEFT([.C8];3)=&quot;-- &quot;;[.C8]=&quot;&quot;);IF([.C8]=&quot;&quot;;&quot;&quot;;[.C8]);&quot;DROP TYPE IF EXISTS &quot; &amp; [.C8] &amp; &quot;;&quot;)" office:value-type="string" office:string-value="DROP TYPE IF EXISTS code_construction_input;">
            <text:p>DROP TYPE IF EXISTS code_construction_input;</text:p>
          </table:table-cell>
        </table:table-row>
        <table:table-row table:style-name="ro1">
          <table:table-cell table:number-columns-repeated="2"/>
          <table:table-cell office:value-type="string">
            <text:p>codes_tree_node</text:p>
          </table:table-cell>
          <table:table-cell/>
          <table:table-cell table:formula="of:=IF(OR(LEFT([.C9];3)=&quot;-- &quot;;[.C9]=&quot;&quot;);IF([.C9]=&quot;&quot;;&quot;&quot;;[.C9]);&quot;DROP TYPE IF EXISTS &quot; &amp; [.C9] &amp; &quot;;&quot;)" office:value-type="string" office:string-value="DROP TYPE IF EXISTS codes_tree_node;">
            <text:p>DROP TYPE IF EXISTS codes_tree_node;</text:p>
          </table:table-cell>
        </table:table-row>
        <table:table-row table:style-name="ro1">
          <table:table-cell table:number-columns-repeated="2"/>
          <table:table-cell office:value-type="string">
            <text:p>t_code_key_type</text:p>
          </table:table-cell>
          <table:table-cell/>
          <table:table-cell table:formula="of:=IF(OR(LEFT([.C10];3)=&quot;-- &quot;;[.C10]=&quot;&quot;);IF([.C10]=&quot;&quot;;&quot;&quot;;[.C10]);&quot;DROP TYPE IF EXISTS &quot; &amp; [.C10] &amp; &quot;;&quot;)" office:value-type="string" office:string-value="DROP TYPE IF EXISTS t_code_key_type;">
            <text:p>DROP TYPE IF EXISTS t_code_key_type;</text:p>
          </table:table-cell>
        </table:table-row>
        <table:table-row table:style-name="ro1">
          <table:table-cell table:number-columns-repeated="2"/>
          <table:table-cell office:value-type="string">
            <text:p>t_addressed_code_key_by_lng</text:p>
          </table:table-cell>
          <table:table-cell/>
          <table:table-cell table:formula="of:=IF(OR(LEFT([.C11];3)=&quot;-- &quot;;[.C11]=&quot;&quot;);IF([.C11]=&quot;&quot;;&quot;&quot;;[.C11]);&quot;DROP TYPE IF EXISTS &quot; &amp; [.C11] &amp; &quot;;&quot;)" office:value-type="string" office:string-value="DROP TYPE IF EXISTS t_addressed_code_key_by_lng;">
            <text:p>DROP TYPE IF EXISTS t_addressed_code_key_by_lng;</text:p>
          </table:table-cell>
        </table:table-row>
        <table:table-row table:style-name="ro1">
          <table:table-cell table:number-columns-repeated="2"/>
          <table:table-cell office:value-type="string">
            <text:p>t_code_key_by_lng</text:p>
          </table:table-cell>
          <table:table-cell/>
          <table:table-cell table:formula="of:=IF(OR(LEFT([.C12];3)=&quot;-- &quot;;[.C12]=&quot;&quot;);IF([.C12]=&quot;&quot;;&quot;&quot;;[.C12]);&quot;DROP TYPE IF EXISTS &quot; &amp; [.C12] &amp; &quot;;&quot;)" office:value-type="string" office:string-value="DROP TYPE IF EXISTS t_code_key_by_lng;">
            <text:p>DROP TYPE IF EXISTS t_code_key_by_lng;</text:p>
          </table:table-cell>
        </table:table-row>
        <table:table-row table:style-name="ro1">
          <table:table-cell table:number-columns-repeated="2"/>
          <table:table-cell office:value-type="string">
            <text:p>t_addressed_code_key</text:p>
          </table:table-cell>
          <table:table-cell/>
          <table:table-cell table:formula="of:=IF(OR(LEFT([.C13];3)=&quot;-- &quot;;[.C13]=&quot;&quot;);IF([.C13]=&quot;&quot;;&quot;&quot;;[.C13]);&quot;DROP TYPE IF EXISTS &quot; &amp; [.C13] &amp; &quot;;&quot;)" office:value-type="string" office:string-value="DROP TYPE IF EXISTS t_addressed_code_key;">
            <text:p>DROP TYPE IF EXISTS t_addressed_code_key;</text:p>
          </table:table-cell>
        </table:table-row>
        <table:table-row table:style-name="ro1">
          <table:table-cell table:number-columns-repeated="2"/>
          <table:table-cell office:value-type="string">
            <text:p>t_code_key</text:p>
          </table:table-cell>
          <table:table-cell/>
          <table:table-cell table:formula="of:=IF(OR(LEFT([.C14];3)=&quot;-- &quot;;[.C14]=&quot;&quot;);IF([.C14]=&quot;&quot;;&quot;&quot;;[.C14]);&quot;DROP TYPE IF EXISTS &quot; &amp; [.C14] &amp; &quot;;&quot;)" office:value-type="string" office:string-value="DROP TYPE IF EXISTS t_code_key;">
            <text:p>DROP TYPE IF EXISTS t_code_key;</text:p>
          </table:table-cell>
        </table:table-row>
        <table:table-row table:style-name="ro1">
          <table:table-cell table:number-columns-repeated="2"/>
          <table:table-cell office:value-type="string">
            <text:p>name_construction_input</text:p>
          </table:table-cell>
          <table:table-cell/>
          <table:table-cell table:formula="of:=IF(OR(LEFT([.C15];3)=&quot;-- &quot;;[.C15]=&quot;&quot;);IF([.C15]=&quot;&quot;;&quot;&quot;;[.C15]);&quot;DROP TYPE IF EXISTS &quot; &amp; [.C15] &amp; &quot;;&quot;)" office:value-type="string" office:string-value="DROP TYPE IF EXISTS name_construction_input;">
            <text:p>DROP TYPE IF EXISTS name_construction_input;</text:p>
          </table:table-cell>
        </table:table-row>
      </table:table>
      <table:table table:name="Лист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currency-symbol number:language="lv" number:country="LV">Ls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currency-symbol number:language="lv" number:country="LV">Ls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7-13">13/07/2010</text:date>, <text:time>09:16:46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elka </meta:initial-creator>
    <meta:creation-date>2010-03-03T04:18:53.07</meta:creation-date>
    <dc:date>2010-07-13T09:16:46.18</dc:date>
    <dc:creator>Belka </dc:creator>
    <meta:editing-duration>PT49H37M18S</meta:editing-duration>
    <meta:editing-cycles>26</meta:editing-cycles>
    <meta:generator>OpenOffice.org/3.2$Win32 OpenOffice.org_project/320m17$Build-9498</meta:generator>
    <meta:document-statistic meta:table-count="3" meta:cell-count="316" meta:object-count="0"/>
  </office:meta>
</office:document-meta>
</file>